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99.16pt"/>
    </style:style>
    <style:style style:name="co4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10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#fff2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22">
      <style:table-cell-properties fo:background-color="#fff200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5"/>
        <table:table-column table:style-name="co3" table:default-cell-style-name="ce5"/>
        <table:table-column table:style-name="co4" table:default-cell-style-name="ce9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eft operand type</text:p>
          </table:table-cell>
          <table:table-cell table:style-name="ce1"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table:style-name="ce4" office:value-type="string" calcext:value-type="string">
            <text:p>Time in nanoseconds</text:p>
          </table:table-cell>
          <table:table-cell table:style-name="ce4" office:value-type="string" calcext:value-type="string">
            <text:p>Raw difference</text:p>
          </table:table-cell>
          <table:table-cell table:style-name="ce8" office:value-type="string" calcext:value-type="string">
            <text:p>Percent of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formula="of:=ABS([.D2]-[.D3])" office:value-type="float" office:value="0" calcext:value-type="float">
            <text:p>0.000</text:p>
          </table:table-cell>
          <table:table-cell table:formula="of:=([.E3]/[.D3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formula="of:=ABS([.D5]-[.D6])" office:value-type="float" office:value="0" calcext:value-type="float">
            <text:p>0.000</text:p>
          </table:table-cell>
          <table:table-cell table:formula="of:=([.E6]/[.D6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3" calcext:value-type="float">
            <text:p>2.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35" calcext:value-type="float">
            <text:p>2.264</text:p>
          </table:table-cell>
          <table:table-cell table:formula="of:=ABS([.D8]-[.D9])" office:value-type="float" office:value="0.000500000000000167" calcext:value-type="float">
            <text:p>0.001</text:p>
          </table:table-cell>
          <table:table-cell table:formula="of:=([.E9]/[.D9])" office:value-type="percentage" office:value="0.000220896841175245" calcext:value-type="percentage">
            <text:p>0.0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ix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fi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 table:formula="of:=ABS([.D11]-[.D12])" office:value-type="string" office:string-value="" calcext:value-type="error">
            <text:p>#VALUE!</text:p>
          </table:table-cell>
          <table:table-cell table:style-name="ce10" table:formula="of:=([.E12]/[.D12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21" calcext:value-type="float">
            <text:p>25.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69" calcext:value-type="float">
            <text:p>25.269</text:p>
          </table:table-cell>
          <table:table-cell table:formula="of:=ABS([.D14]-[.D15])" office:value-type="float" office:value="0.0479999999999912" calcext:value-type="float">
            <text:p>0.048</text:p>
          </table:table-cell>
          <table:table-cell table:formula="of:=([.E15]/[.D15])" office:value-type="percentage" office:value="0.00189956072658163" calcext:value-type="percentage">
            <text:p>0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5" calcext:value-type="float">
            <text:p>25.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68" calcext:value-type="float">
            <text:p>25.268</text:p>
          </table:table-cell>
          <table:table-cell table:formula="of:=ABS([.D17]-[.D18])" office:value-type="float" office:value="0.0819999999999972" calcext:value-type="float">
            <text:p>0.082</text:p>
          </table:table-cell>
          <table:table-cell table:formula="of:=([.E18]/[.D18])" office:value-type="percentage" office:value="0.00324521133449411" calcext:value-type="percentage">
            <text:p>0.3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8285" calcext:value-type="float">
            <text:p>227.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65" calcext:value-type="float">
            <text:p>227.650</text:p>
          </table:table-cell>
          <table:table-cell table:formula="of:=ABS([.D20]-[.D21])" office:value-type="float" office:value="0.178499999999985" calcext:value-type="float">
            <text:p>0.178</text:p>
          </table:table-cell>
          <table:table-cell table:formula="of:=([.E21]/[.D21])" office:value-type="percentage" office:value="0.000784098396661478" calcext:value-type="percentage">
            <text:p>0.0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formula="of:=ABS([.D23]-[.D24])" office:value-type="float" office:value="0" calcext:value-type="float">
            <text:p>0.000</text:p>
          </table:table-cell>
          <table:table-cell table:formula="of:=([.E24]/[.D24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26]-[.D27])" office:value-type="float" office:value="0" calcext:value-type="float">
            <text:p>0.000</text:p>
          </table:table-cell>
          <table:table-cell table:formula="of:=([.E27]/[.D27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.251</text:p>
          </table:table-cell>
          <table:table-cell table:formula="of:=ABS([.D29]-[.D30])" office:value-type="float" office:value="0.001" calcext:value-type="float">
            <text:p>0.001</text:p>
          </table:table-cell>
          <table:table-cell table:formula="of:=([.E30]/[.D30])" office:value-type="percentage" office:value="0.00398406374501992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4" calcext:value-type="float">
            <text:p>2.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6" calcext:value-type="float">
            <text:p>2.276</text:p>
          </table:table-cell>
          <table:table-cell table:formula="of:=ABS([.D32]-[.D33])" office:value-type="float" office:value="0.00199999999999978" calcext:value-type="float">
            <text:p>0.002</text:p>
          </table:table-cell>
          <table:table-cell table:formula="of:=([.E33]/[.D33])" office:value-type="percentage" office:value="0.000878734622144015" calcext:value-type="percentage">
            <text:p>0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35]-[.D36])" office:value-type="float" office:value="0.000500000000000002" calcext:value-type="float">
            <text:p>0.001</text:p>
          </table:table-cell>
          <table:table-cell table:formula="of:=([.E36]/[.D36])" office:value-type="percentage" office:value="0.0500000000000002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38]-[.D39])" office:value-type="float" office:value="0" calcext:value-type="float">
            <text:p>0.000</text:p>
          </table:table-cell>
          <table:table-cell table:formula="of:=([.E39]/[.D39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15" calcext:value-type="float">
            <text:p>0.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05" calcext:value-type="float">
            <text:p>0.251</text:p>
          </table:table-cell>
          <table:table-cell table:formula="of:=ABS([.D41]-[.D42])" office:value-type="float" office:value="0.001" calcext:value-type="float">
            <text:p>0.001</text:p>
          </table:table-cell>
          <table:table-cell table:formula="of:=([.E42]/[.D42])" office:value-type="percentage" office:value="0.00399201596806388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55" calcext:value-type="float">
            <text:p>2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25" calcext:value-type="float">
            <text:p>2.273</text:p>
          </table:table-cell>
          <table:table-cell table:formula="of:=ABS([.D44]-[.D45])" office:value-type="float" office:value="0.00300000000000011" calcext:value-type="float">
            <text:p>0.003</text:p>
          </table:table-cell>
          <table:table-cell table:formula="of:=([.E45]/[.D45])" office:value-type="percentage" office:value="0.00132013201320137" calcext:value-type="percentage">
            <text:p>0.1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47]-[.D48])" office:value-type="float" office:value="0.000499999999999999" calcext:value-type="float">
            <text:p>0.000</text:p>
          </table:table-cell>
          <table:table-cell table:formula="of:=([.E48]/[.D48])" office:value-type="percentage" office:value="0.0499999999999999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4655" calcext:value-type="float">
            <text:p>134.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4" calcext:value-type="float">
            <text:p>133.424</text:p>
          </table:table-cell>
          <table:table-cell table:formula="of:=ABS([.D50]-[.D51])" office:value-type="float" office:value="1.04149999999999" calcext:value-type="float">
            <text:p>1.041</text:p>
          </table:table-cell>
          <table:table-cell table:formula="of:=([.E51]/[.D51])" office:value-type="percentage" office:value="0.00780594195946745" calcext:value-type="percentage">
            <text:p>0.7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3035" calcext:value-type="float">
            <text:p>131.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1785" calcext:value-type="float">
            <text:p>132.179</text:p>
          </table:table-cell>
          <table:table-cell table:formula="of:=ABS([.D53]-[.D54])" office:value-type="float" office:value="0.875" calcext:value-type="float">
            <text:p>0.875</text:p>
          </table:table-cell>
          <table:table-cell table:formula="of:=([.E54]/[.D54])" office:value-type="percentage" office:value="0.00661983605503164" calcext:value-type="percentage">
            <text:p>0.6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235" calcext:value-type="float">
            <text:p>176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0</text:p>
          </table:table-cell>
          <table:table-cell table:formula="of:=ABS([.D56]-[.D57])" office:value-type="float" office:value="0.885000000000019" calcext:value-type="float">
            <text:p>0.885</text:p>
          </table:table-cell>
          <table:table-cell table:formula="of:=([.E57]/[.D57])" office:value-type="percentage" office:value="0.00504704875962372" calcext:value-type="percentage">
            <text:p>0.5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705" calcext:value-type="float">
            <text:p>113.77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16.6325" calcext:value-type="float">
            <text:p>316.633</text:p>
          </table:table-cell>
          <table:table-cell table:style-name="ce7" table:formula="of:=ABS([.D59]-[.D60])" office:value-type="float" office:value="202.862" calcext:value-type="float">
            <text:p>202.862</text:p>
          </table:table-cell>
          <table:table-cell table:style-name="ce10" table:formula="of:=([.E60]/[.D60])" office:value-type="percentage" office:value="0.64068596874926" calcext:value-type="percentage">
            <text:p>64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84" calcext:value-type="float">
            <text:p>3,188.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7.4445" calcext:value-type="float">
            <text:p>3,007.445</text:p>
          </table:table-cell>
          <table:table-cell table:formula="of:=ABS([.D62]-[.D63])" office:value-type="float" office:value="181.4395" calcext:value-type="float">
            <text:p>181.440</text:p>
          </table:table-cell>
          <table:table-cell table:formula="of:=([.E63]/[.D63])" office:value-type="percentage" office:value="0.0603301241303041" calcext:value-type="percentage">
            <text:p>6.0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7.523" calcext:value-type="float">
            <text:p>3,637.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7.3225" calcext:value-type="float">
            <text:p>3,477.323</text:p>
          </table:table-cell>
          <table:table-cell table:formula="of:=ABS([.D65]-[.D66])" office:value-type="float" office:value="160.2005" calcext:value-type="float">
            <text:p>160.201</text:p>
          </table:table-cell>
          <table:table-cell table:formula="of:=([.E66]/[.D66])" office:value-type="percentage" office:value="0.0460700725917714" calcext:value-type="percentage">
            <text:p>4.6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4345" calcext:value-type="float">
            <text:p>2,920.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4585" calcext:value-type="float">
            <text:p>2,850.459</text:p>
          </table:table-cell>
          <table:table-cell table:formula="of:=ABS([.D68]-[.D69])" office:value-type="float" office:value="69.9760000000006" calcext:value-type="float">
            <text:p>69.976</text:p>
          </table:table-cell>
          <table:table-cell table:formula="of:=([.E69]/[.D69])" office:value-type="percentage" office:value="0.0245490330766088" calcext:value-type="percentage">
            <text:p>2.4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4.414" calcext:value-type="float">
            <text:p>3,144.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3.561" calcext:value-type="float">
            <text:p>3,083.561</text:p>
          </table:table-cell>
          <table:table-cell table:formula="of:=ABS([.D71]-[.D72])" office:value-type="float" office:value="60.8530000000005" calcext:value-type="float">
            <text:p>60.853</text:p>
          </table:table-cell>
          <table:table-cell table:formula="of:=([.E72]/[.D72])" office:value-type="percentage" office:value="0.0197346509441521" calcext:value-type="percentage">
            <text:p>1.9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5.3375" calcext:value-type="float">
            <text:p>3,525.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909" calcext:value-type="float">
            <text:p>3,291.909</text:p>
          </table:table-cell>
          <table:table-cell table:formula="of:=ABS([.D74]-[.D75])" office:value-type="float" office:value="233.428500000001" calcext:value-type="float">
            <text:p>233.429</text:p>
          </table:table-cell>
          <table:table-cell table:formula="of:=([.E75]/[.D75])" office:value-type="percentage" office:value="0.070909766946778" calcext:value-type="percentage">
            <text:p>7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0.556" calcext:value-type="float">
            <text:p>3,800.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8.915" calcext:value-type="float">
            <text:p>3,578.915</text:p>
          </table:table-cell>
          <table:table-cell table:formula="of:=ABS([.D77]-[.D78])" office:value-type="float" office:value="221.641" calcext:value-type="float">
            <text:p>221.641</text:p>
          </table:table-cell>
          <table:table-cell table:formula="of:=([.E78]/[.D78])" office:value-type="percentage" office:value="0.0619296630403347" calcext:value-type="percentage">
            <text:p>6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09.7985" calcext:value-type="float">
            <text:p>11,309.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91.09" calcext:value-type="float">
            <text:p>10,991.090</text:p>
          </table:table-cell>
          <table:table-cell table:formula="of:=ABS([.D80]-[.D81])" office:value-type="float" office:value="318.708500000002" calcext:value-type="float">
            <text:p>318.709</text:p>
          </table:table-cell>
          <table:table-cell table:formula="of:=([.E81]/[.D81])" office:value-type="percentage" office:value="0.0289969875599238" calcext:value-type="percentage">
            <text:p>2.9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8797.759" calcext:value-type="float">
            <text:p>38,797.759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652" calcext:value-type="float">
            <text:p>14,233.652</text:p>
          </table:table-cell>
          <table:table-cell table:formula="of:=ABS([.D83]-[.D84])" office:value-type="float" office:value="24564.107" calcext:value-type="float">
            <text:p>24,564.107</text:p>
          </table:table-cell>
          <table:table-cell table:formula="of:=([.E84]/[.D84])" office:value-type="percentage" office:value="1.72577684209225" calcext:value-type="percentage">
            <text:p>172.5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5275" calcext:value-type="float">
            <text:p>137.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215" calcext:value-type="float">
            <text:p>137.522</text:p>
          </table:table-cell>
          <table:table-cell table:formula="of:=ABS([.D86]-[.D87])" office:value-type="float" office:value="0.00600000000000023" calcext:value-type="float">
            <text:p>0.006</text:p>
          </table:table-cell>
          <table:table-cell table:formula="of:=([.E87]/[.D87])" office:value-type="percentage" office:value="0.0000436295415625937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75" calcext:value-type="float">
            <text:p>137.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65" calcext:value-type="float">
            <text:p>138.297</text:p>
          </table:table-cell>
          <table:table-cell table:formula="of:=ABS([.D89]-[.D90])" office:value-type="float" office:value="0.821500000000015" calcext:value-type="float">
            <text:p>0.822</text:p>
          </table:table-cell>
          <table:table-cell table:formula="of:=([.E90]/[.D90])" office:value-type="percentage" office:value="0.00594013586750217" calcext:value-type="percentage">
            <text:p>0.5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295" calcext:value-type="float">
            <text:p>297.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194" calcext:value-type="float">
            <text:p>292.194</text:p>
          </table:table-cell>
          <table:table-cell table:formula="of:=ABS([.D92]-[.D93])" office:value-type="float" office:value="5.13549999999992" calcext:value-type="float">
            <text:p>5.135</text:p>
          </table:table-cell>
          <table:table-cell table:formula="of:=([.E93]/[.D93])" office:value-type="percentage" office:value="0.0175756517929866" calcext:value-type="percentage">
            <text:p>1.7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rat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519.622" calcext:value-type="float">
            <text:p>1,519.622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199" calcext:value-type="float">
            <text:p>141.199</text:p>
          </table:table-cell>
          <table:table-cell table:formula="of:=ABS([.D95]-[.D96])" office:value-type="float" office:value="1378.423" calcext:value-type="float">
            <text:p>1,378.423</text:p>
          </table:table-cell>
          <table:table-cell table:formula="of:=([.E96]/[.D96])" office:value-type="percentage" office:value="9.76227168747654" calcext:value-type="percentage">
            <text:p>976.2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1835" calcext:value-type="float">
            <text:p>138.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4" calcext:value-type="float">
            <text:p>137.840</text:p>
          </table:table-cell>
          <table:table-cell table:formula="of:=ABS([.D98]-[.D99])" office:value-type="float" office:value="0.343500000000006" calcext:value-type="float">
            <text:p>0.344</text:p>
          </table:table-cell>
          <table:table-cell table:formula="of:=([.E99]/[.D99])" office:value-type="percentage" office:value="0.00249201973302384" calcext:value-type="percentage">
            <text:p>0.2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139.994" calcext:value-type="float">
            <text:p>139.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08" calcext:value-type="float">
            <text:p>138.508</text:p>
          </table:table-cell>
          <table:table-cell table:formula="of:=ABS([.D101]-[.D102])" office:value-type="float" office:value="1.48599999999999" calcext:value-type="float">
            <text:p>1.486</text:p>
          </table:table-cell>
          <table:table-cell table:formula="of:=([.E102]/[.D102])" office:value-type="percentage" office:value="0.0107286221734484" calcext:value-type="percentage">
            <text:p>1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4125" calcext:value-type="float">
            <text:p>297.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35" calcext:value-type="float">
            <text:p>291.035</text:p>
          </table:table-cell>
          <table:table-cell table:formula="of:=ABS([.D104]-[.D105])" office:value-type="float" office:value="6.37750000000011" calcext:value-type="float">
            <text:p>6.378</text:p>
          </table:table-cell>
          <table:table-cell table:formula="of:=([.E105]/[.D105])" office:value-type="percentage" office:value="0.0219131719552635" calcext:value-type="percentage">
            <text:p>2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813.076" calcext:value-type="float">
            <text:p>1,813.076</text:p>
          </table:table-cell>
          <table:table-cell table:style-name="ce7"/>
          <table:table-cell table:style-name="ce10"/>
          <table:table-cell office:value-type="string" calcext:value-type="string">
            <text:p>check asymme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265" calcext:value-type="float">
            <text:p>140.627</text:p>
          </table:table-cell>
          <table:table-cell table:formula="of:=ABS([.D107]-[.D108])" office:value-type="float" office:value="1672.4495" calcext:value-type="float">
            <text:p>1,672.450</text:p>
          </table:table-cell>
          <table:table-cell table:formula="of:=([.E108]/[.D108])" office:value-type="percentage" office:value="11.8928473651837" calcext:value-type="percentage">
            <text:p>1189.2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7.509" calcext:value-type="float">
            <text:p>9,117.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18.0605" calcext:value-type="float">
            <text:p>9,118.061</text:p>
          </table:table-cell>
          <table:table-cell table:formula="of:=ABS([.D110]-[.D111])" office:value-type="float" office:value="0.55149999999594" calcext:value-type="float">
            <text:p>0.551</text:p>
          </table:table-cell>
          <table:table-cell table:formula="of:=([.E111]/[.D111])" office:value-type="percentage" office:value="0.000060484354100956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5.5785" calcext:value-type="float">
            <text:p>9,185.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42" calcext:value-type="float">
            <text:p>9,186.420</text:p>
          </table:table-cell>
          <table:table-cell table:formula="of:=ABS([.D113]-[.D114])" office:value-type="float" office:value="0.841499999996813" calcext:value-type="float">
            <text:p>0.841</text:p>
          </table:table-cell>
          <table:table-cell table:formula="of:=([.E114]/[.D114])" office:value-type="percentage" office:value="0.0000916026047140032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82.9455" calcext:value-type="float">
            <text:p>6,982.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87.745" calcext:value-type="float">
            <text:p>6,987.745</text:p>
          </table:table-cell>
          <table:table-cell table:formula="of:=ABS([.D116]-[.D117])" office:value-type="float" office:value="4.79950000000099" calcext:value-type="float">
            <text:p>4.800</text:p>
          </table:table-cell>
          <table:table-cell table:formula="of:=([.E117]/[.D117])" office:value-type="percentage" office:value="0.000686845327069175" calcext:value-type="percentage">
            <text:p>0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78.235" calcext:value-type="float">
            <text:p>6,678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62.916" calcext:value-type="float">
            <text:p>6,662.916</text:p>
          </table:table-cell>
          <table:table-cell table:formula="of:=ABS([.D119]-[.D120])" office:value-type="float" office:value="15.3190000000013" calcext:value-type="float">
            <text:p>15.319</text:p>
          </table:table-cell>
          <table:table-cell table:formula="of:=([.E120]/[.D120])" office:value-type="percentage" office:value="0.00229914349813225" calcext:value-type="percentage">
            <text:p>0.23%</text:p>
          </table:table-cell>
          <table:table-cell table:number-columns-repeated="6"/>
        </table:table-row>
        <table:table-row table:style-name="ro1" table:number-rows-repeated="10484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ld_processing_20ru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eft operand type</text:p>
          </table:table-cell>
          <table:table-cell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ime in nano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81" calcext:value-type="float">
            <text:p>29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16.52" calcext:value-type="float">
            <text:p>3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2" calcext:value-type="float">
            <text:p>296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89" calcext:value-type="float">
            <text:p>29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62" calcext:value-type="float">
            <text:p>29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45" calcext:value-type="float">
            <text:p>29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00.64" calcext:value-type="float">
            <text:p>30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67" calcext:value-type="float">
            <text:p>29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67" calcext:value-type="float">
            <text:p>29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52" calcext:value-type="float">
            <text:p>29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07" calcext:value-type="float">
            <text:p>29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29" calcext:value-type="float">
            <text:p>29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99" calcext:value-type="float">
            <text:p>29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52" calcext:value-type="float">
            <text:p>29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54" calcext:value-type="float">
            <text:p>293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5" calcext:value-type="float">
            <text:p>29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18" calcext:value-type="float">
            <text:p>29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39" calcext:value-type="float">
            <text:p>297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01" calcext:value-type="float">
            <text:p>294.01</text:p>
          </table:table-cell>
          <table:table-cell table:formula="of:=[.A21]" office:value-type="string" office:string-value="bignum" calcext:value-type="string">
            <text:p>bignum</text:p>
          </table:table-cell>
          <table:table-cell table:formula="of:=[.B21]" office:value-type="string" office:string-value="exact_complexnum" calcext:value-type="string">
            <text:p>exact_complexnum</text:p>
          </table:table-cell>
          <table:table-cell table:formula="of:=[.C21]" office:value-type="string" office:string-value="*" calcext:value-type="string">
            <text:p>*</text:p>
          </table:table-cell>
          <table:table-cell table:formula="of:=AVERAGE([.D2:.D21])" office:value-type="float" office:value="297.4125" calcext:value-type="float">
            <text:p>297.41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7.28" calcext:value-type="float">
            <text:p>18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8.57" calcext:value-type="float">
            <text:p>182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17" calcext:value-type="float">
            <text:p>181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4.9" calcext:value-type="float">
            <text:p>18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81" calcext:value-type="float">
            <text:p>1807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09" calcext:value-type="float">
            <text:p>182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38.26" calcext:value-type="float">
            <text:p>18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29" calcext:value-type="float">
            <text:p>182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7" calcext:value-type="float">
            <text:p>1807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5.44" calcext:value-type="float">
            <text:p>181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0.28" calcext:value-type="float">
            <text:p>18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8" calcext:value-type="float">
            <text:p>180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86" calcext:value-type="float">
            <text:p>1812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16" calcext:value-type="float">
            <text:p>1806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798.99" calcext:value-type="float">
            <text:p>1798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3.52" calcext:value-type="float">
            <text:p>18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88" calcext:value-type="float">
            <text:p>180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35" calcext:value-type="float">
            <text:p>181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78" calcext:value-type="float">
            <text:p>180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74" calcext:value-type="float">
            <text:p>1805.74</text:p>
          </table:table-cell>
          <table:table-cell table:formula="of:=[.A41]" office:value-type="string" office:string-value="bignum" calcext:value-type="string">
            <text:p>bignum</text:p>
          </table:table-cell>
          <table:table-cell table:formula="of:=[.B41]" office:value-type="string" office:string-value="exact_complexnum" calcext:value-type="string">
            <text:p>exact_complexnum</text:p>
          </table:table-cell>
          <table:table-cell table:formula="of:=[.C41]" office:value-type="string" office:string-value="/" calcext:value-type="string">
            <text:p>/</text:p>
          </table:table-cell>
          <table:table-cell table:formula="of:=AVERAGE([.D22:.D41])" office:value-type="float" office:value="1813.076" calcext:value-type="float">
            <text:p>1813.07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96" calcext:value-type="float">
            <text:p>13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18" calcext:value-type="float">
            <text:p>13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37" calcext:value-type="float">
            <text:p>13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04" calcext:value-type="float">
            <text:p>13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61" calcext:value-type="float">
            <text:p>13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96" calcext:value-type="float">
            <text:p>13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35" calcext:value-type="float">
            <text:p>13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6" calcext:value-type="float">
            <text:p>13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59.57" calcext:value-type="float">
            <text:p>159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95" calcext:value-type="float">
            <text:p>13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7" calcext:value-type="float">
            <text:p>13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84" calcext:value-type="float">
            <text:p>135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21" calcext:value-type="float">
            <text:p>13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52" calcext:value-type="float">
            <text:p>13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9" calcext:value-type="float">
            <text:p>13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43" calcext:value-type="float">
            <text:p>1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31" calcext:value-type="float">
            <text:p>13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32" calcext:value-type="float">
            <text:p>133.32</text:p>
          </table:table-cell>
          <table:table-cell table:formula="of:=[.A61]" office:value-type="string" office:string-value="bignum" calcext:value-type="string">
            <text:p>bignum</text:p>
          </table:table-cell>
          <table:table-cell table:formula="of:=[.B61]" office:value-type="string" office:string-value="exact_complexnum" calcext:value-type="string">
            <text:p>exact_complexnum</text:p>
          </table:table-cell>
          <table:table-cell table:formula="of:=[.C61]" office:value-type="string" office:string-value="+" calcext:value-type="string">
            <text:p>+</text:p>
          </table:table-cell>
          <table:table-cell table:formula="of:=AVERAGE([.D42:.D61])" office:value-type="float" office:value="138.1835" calcext:value-type="float">
            <text:p>138.18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7" calcext:value-type="float">
            <text:p>25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63" calcext:value-type="float">
            <text:p>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6" calcext:value-type="float">
            <text:p>2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" calcext:value-type="float">
            <text:p>2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formula="of:=[.A81]" office:value-type="string" office:string-value="bignum" calcext:value-type="string">
            <text:p>bignum</text:p>
          </table:table-cell>
          <table:table-cell table:formula="of:=[.B81]" office:value-type="string" office:string-value="fixnum" calcext:value-type="string">
            <text:p>fixnum</text:p>
          </table:table-cell>
          <table:table-cell table:formula="of:=[.C81]" office:value-type="string" office:string-value="-" calcext:value-type="string">
            <text:p>-</text:p>
          </table:table-cell>
          <table:table-cell table:formula="of:=AVERAGE([.D62:.D81])" office:value-type="float" office:value="25.268" calcext:value-type="float">
            <text:p>25.2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9.11" calcext:value-type="float">
            <text:p>22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8" calcext:value-type="float">
            <text:p>22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2" calcext:value-type="float">
            <text:p>227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31.49" calcext:value-type="float">
            <text:p>23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1" calcext:value-type="float">
            <text:p>227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88" calcext:value-type="float">
            <text:p>22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" calcext:value-type="float">
            <text:p>22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11" calcext:value-type="float">
            <text:p>22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04" calcext:value-type="float">
            <text:p>22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99" calcext:value-type="float">
            <text:p>22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formula="of:=[.A101]" office:value-type="string" office:string-value="bignum" calcext:value-type="string">
            <text:p>bignum</text:p>
          </table:table-cell>
          <table:table-cell table:formula="of:=[.B101]" office:value-type="string" office:string-value="fixnum" calcext:value-type="string">
            <text:p>fixnum</text:p>
          </table:table-cell>
          <table:table-cell table:formula="of:=[.C101]" office:value-type="string" office:string-value="*" calcext:value-type="string">
            <text:p>*</text:p>
          </table:table-cell>
          <table:table-cell table:formula="of:=AVERAGE([.D82:.D101])" office:value-type="float" office:value="227.65" calcext:value-type="float">
            <text:p>227.6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formula="of:=[.A121]" office:value-type="string" office:string-value="bignum" calcext:value-type="string">
            <text:p>bignum</text:p>
          </table:table-cell>
          <table:table-cell table:formula="of:=[.B121]" office:value-type="string" office:string-value="fixnum" calcext:value-type="string">
            <text:p>fixnum</text:p>
          </table:table-cell>
          <table:table-cell table:formula="of:=[.C121]" office:value-type="string" office:string-value="/" calcext:value-type="string">
            <text:p>/</text:p>
          </table:table-cell>
          <table:table-cell table:formula="of:=AVERAGE([.D102:.D12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3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6.32" calcext:value-type="float">
            <text:p>2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formula="of:=[.A141]" office:value-type="string" office:string-value="bignum" calcext:value-type="string">
            <text:p>bignum</text:p>
          </table:table-cell>
          <table:table-cell table:formula="of:=[.B141]" office:value-type="string" office:string-value="fixnum" calcext:value-type="string">
            <text:p>fixnum</text:p>
          </table:table-cell>
          <table:table-cell table:formula="of:=[.C141]" office:value-type="string" office:string-value="+" calcext:value-type="string">
            <text:p>+</text:p>
          </table:table-cell>
          <table:table-cell table:formula="of:=AVERAGE([.D122:.D141])" office:value-type="float" office:value="25.269" calcext:value-type="float">
            <text:p>25.26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2" calcext:value-type="float">
            <text:p>13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56" calcext:value-type="float">
            <text:p>13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07" calcext:value-type="float">
            <text:p>13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71" calcext:value-type="float">
            <text:p>131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5" calcext:value-type="float">
            <text:p>13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74" calcext:value-type="float">
            <text:p>133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87" calcext:value-type="float">
            <text:p>13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39" calcext:value-type="float">
            <text:p>1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54" calcext:value-type="float">
            <text:p>1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85" calcext:value-type="float">
            <text:p>13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5" calcext:value-type="float">
            <text:p>13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61" calcext:value-type="float">
            <text:p>13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67" calcext:value-type="float">
            <text:p>13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3" calcext:value-type="float">
            <text:p>13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6" calcext:value-type="float">
            <text:p>13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86" calcext:value-type="float">
            <text:p>129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96" calcext:value-type="float">
            <text:p>129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3" calcext:value-type="float">
            <text:p>131.43</text:p>
          </table:table-cell>
          <table:table-cell table:formula="of:=[.A161]" office:value-type="string" office:string-value="bignum" calcext:value-type="string">
            <text:p>bignum</text:p>
          </table:table-cell>
          <table:table-cell table:formula="of:=[.B161]" office:value-type="string" office:string-value="inexact_complexnum" calcext:value-type="string">
            <text:p>inexact_complexnum</text:p>
          </table:table-cell>
          <table:table-cell table:formula="of:=[.C161]" office:value-type="string" office:string-value="-" calcext:value-type="string">
            <text:p>-</text:p>
          </table:table-cell>
          <table:table-cell table:formula="of:=AVERAGE([.D142:.D161])" office:value-type="float" office:value="132.1785" calcext:value-type="float">
            <text:p>132.178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6" calcext:value-type="float">
            <text:p>174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3" calcext:value-type="float">
            <text:p>17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5" calcext:value-type="float">
            <text:p>1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13" calcext:value-type="float">
            <text:p>17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27" calcext:value-type="float">
            <text:p>174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8" calcext:value-type="float">
            <text:p>1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23" calcext:value-type="float">
            <text:p>1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7" calcext:value-type="float">
            <text:p>17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1" calcext:value-type="float">
            <text:p>17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94" calcext:value-type="float">
            <text:p>174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51" calcext:value-type="float">
            <text:p>176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78" calcext:value-type="float">
            <text:p>17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61" calcext:value-type="float">
            <text:p>17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01" calcext:value-type="float">
            <text:p>17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52" calcext:value-type="float">
            <text:p>17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65" calcext:value-type="float">
            <text:p>17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02" calcext:value-type="float">
            <text:p>17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76" calcext:value-type="float">
            <text:p>175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" calcext:value-type="float">
            <text:p>173.8</text:p>
          </table:table-cell>
          <table:table-cell table:formula="of:=[.A181]" office:value-type="string" office:string-value="bignum" calcext:value-type="string">
            <text:p>bignum</text:p>
          </table:table-cell>
          <table:table-cell table:formula="of:=[.B181]" office:value-type="string" office:string-value="inexact_complexnum" calcext:value-type="string">
            <text:p>inexact_complexnum</text:p>
          </table:table-cell>
          <table:table-cell table:formula="of:=[.C181]" office:value-type="string" office:string-value="*" calcext:value-type="string">
            <text:p>*</text:p>
          </table:table-cell>
          <table:table-cell table:formula="of:=AVERAGE([.D162:.D181])" office:value-type="float" office:value="175.35" calcext:value-type="float">
            <text:p>175.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87" calcext:value-type="float">
            <text:p>31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86" calcext:value-type="float">
            <text:p>31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32" calcext:value-type="float">
            <text:p>31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9.36" calcext:value-type="float">
            <text:p>31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1" calcext:value-type="float">
            <text:p>3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58" calcext:value-type="float">
            <text:p>318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20.78" calcext:value-type="float">
            <text:p>32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9" calcext:value-type="float">
            <text:p>31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07" calcext:value-type="float">
            <text:p>31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1.85" calcext:value-type="float">
            <text:p>3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68" calcext:value-type="float">
            <text:p>31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" calcext:value-type="float">
            <text:p>3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08" calcext:value-type="float">
            <text:p>31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62" calcext:value-type="float">
            <text:p>31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19" calcext:value-type="float">
            <text:p>318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4" calcext:value-type="float">
            <text:p>31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55" calcext:value-type="float">
            <text:p>31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91" calcext:value-type="float">
            <text:p>31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5" calcext:value-type="float">
            <text:p>31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93" calcext:value-type="float">
            <text:p>315.93</text:p>
          </table:table-cell>
          <table:table-cell table:formula="of:=[.A201]" office:value-type="string" office:string-value="bignum" calcext:value-type="string">
            <text:p>bignum</text:p>
          </table:table-cell>
          <table:table-cell table:formula="of:=[.B201]" office:value-type="string" office:string-value="inexact_complexnum" calcext:value-type="string">
            <text:p>inexact_complexnum</text:p>
          </table:table-cell>
          <table:table-cell table:formula="of:=[.C201]" office:value-type="string" office:string-value="/" calcext:value-type="string">
            <text:p>/</text:p>
          </table:table-cell>
          <table:table-cell table:formula="of:=AVERAGE([.D182:.D201])" office:value-type="float" office:value="316.6325" calcext:value-type="float">
            <text:p>316.63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99" calcext:value-type="float">
            <text:p>131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48" calcext:value-type="float">
            <text:p>132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" calcext:value-type="float">
            <text:p>13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9" calcext:value-type="float">
            <text:p>133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5" calcext:value-type="float">
            <text:p>13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59" calcext:value-type="float">
            <text:p>13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89" calcext:value-type="float">
            <text:p>13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06" calcext:value-type="float">
            <text:p>132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37" calcext:value-type="float">
            <text:p>13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12" calcext:value-type="float">
            <text:p>13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5" calcext:value-type="float">
            <text:p>13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45" calcext:value-type="float">
            <text:p>134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65" calcext:value-type="float">
            <text:p>13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24" calcext:value-type="float">
            <text:p>13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1" calcext:value-type="float">
            <text:p>13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75" calcext:value-type="float">
            <text:p>13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63" calcext:value-type="float">
            <text:p>130.63</text:p>
          </table:table-cell>
          <table:table-cell table:formula="of:=[.A221]" office:value-type="string" office:string-value="bignum" calcext:value-type="string">
            <text:p>bignum</text:p>
          </table:table-cell>
          <table:table-cell table:formula="of:=[.B221]" office:value-type="string" office:string-value="inexact_complexnum" calcext:value-type="string">
            <text:p>inexact_complexnum</text:p>
          </table:table-cell>
          <table:table-cell table:formula="of:=[.C221]" office:value-type="string" office:string-value="+" calcext:value-type="string">
            <text:p>+</text:p>
          </table:table-cell>
          <table:table-cell table:formula="of:=AVERAGE([.D202:.D221])" office:value-type="float" office:value="133.424" calcext:value-type="float">
            <text:p>133.42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64" calcext:value-type="float">
            <text:p>13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19" calcext:value-type="float">
            <text:p>13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79" calcext:value-type="float">
            <text:p>137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36" calcext:value-type="float">
            <text:p>13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4" calcext:value-type="float">
            <text:p>138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9.76" calcext:value-type="float">
            <text:p>13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72" calcext:value-type="float">
            <text:p>13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49" calcext:value-type="float">
            <text:p>13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39" calcext:value-type="float">
            <text:p>13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95" calcext:value-type="float">
            <text:p>13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07" calcext:value-type="float">
            <text:p>13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3" calcext:value-type="float">
            <text:p>137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3" calcext:value-type="float">
            <text:p>13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8" calcext:value-type="float">
            <text:p>1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" calcext:value-type="float">
            <text:p>1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7" calcext:value-type="float">
            <text:p>13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82" calcext:value-type="float">
            <text:p>135.82</text:p>
          </table:table-cell>
          <table:table-cell table:formula="of:=[.A241]" office:value-type="string" office:string-value="bignum" calcext:value-type="string">
            <text:p>bignum</text:p>
          </table:table-cell>
          <table:table-cell table:formula="of:=[.B241]" office:value-type="string" office:string-value="ratnum" calcext:value-type="string">
            <text:p>ratnum</text:p>
          </table:table-cell>
          <table:table-cell table:formula="of:=[.C241]" office:value-type="string" office:string-value="-" calcext:value-type="string">
            <text:p>-</text:p>
          </table:table-cell>
          <table:table-cell table:formula="of:=AVERAGE([.D222:.D241])" office:value-type="float" office:value="137.475" calcext:value-type="float">
            <text:p>137.47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7" calcext:value-type="float">
            <text:p>29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25" calcext:value-type="float">
            <text:p>29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51" calcext:value-type="float">
            <text:p>298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69" calcext:value-type="float">
            <text:p>29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77" calcext:value-type="float">
            <text:p>297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.7" calcext:value-type="float">
            <text:p>30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2.82" calcext:value-type="float">
            <text:p>3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9.47" calcext:value-type="float">
            <text:p>29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89" calcext:value-type="float">
            <text:p>29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22" calcext:value-type="float">
            <text:p>29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5.89" calcext:value-type="float">
            <text:p>295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72" calcext:value-type="float">
            <text:p>294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85" calcext:value-type="float">
            <text:p>29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71" calcext:value-type="float">
            <text:p>296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58" calcext:value-type="float">
            <text:p>29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.32" calcext:value-type="float">
            <text:p>29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59" calcext:value-type="float">
            <text:p>29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38" calcext:value-type="float">
            <text:p>294.38</text:p>
          </table:table-cell>
          <table:table-cell table:formula="of:=[.A261]" office:value-type="string" office:string-value="bignum" calcext:value-type="string">
            <text:p>bignum</text:p>
          </table:table-cell>
          <table:table-cell table:formula="of:=[.B261]" office:value-type="string" office:string-value="ratnum" calcext:value-type="string">
            <text:p>ratnum</text:p>
          </table:table-cell>
          <table:table-cell table:formula="of:=[.C261]" office:value-type="string" office:string-value="*" calcext:value-type="string">
            <text:p>*</text:p>
          </table:table-cell>
          <table:table-cell table:formula="of:=AVERAGE([.D242:.D261])" office:value-type="float" office:value="297.3295" calcext:value-type="float">
            <text:p>297.329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01" calcext:value-type="float">
            <text:p>152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59" calcext:value-type="float">
            <text:p>152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9.95" calcext:value-type="float">
            <text:p>151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4" calcext:value-type="float">
            <text:p>152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2.23" calcext:value-type="float">
            <text:p>151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63" calcext:value-type="float">
            <text:p>152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45.46" calcext:value-type="float">
            <text:p>154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14" calcext:value-type="float">
            <text:p>1524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92" calcext:value-type="float">
            <text:p>151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4.84" calcext:value-type="float">
            <text:p>1514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2" calcext:value-type="float">
            <text:p>1520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" calcext:value-type="float">
            <text:p>152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3.81" calcext:value-type="float">
            <text:p>152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4" calcext:value-type="float">
            <text:p>151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0.19" calcext:value-type="float">
            <text:p>151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1.89" calcext:value-type="float">
            <text:p>1521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3.71" calcext:value-type="float">
            <text:p>15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08.81" calcext:value-type="float">
            <text:p>150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37" calcext:value-type="float">
            <text:p>151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47" calcext:value-type="float">
            <text:p>1511.47</text:p>
          </table:table-cell>
          <table:table-cell table:formula="of:=[.A281]" office:value-type="string" office:string-value="bignum" calcext:value-type="string">
            <text:p>bignum</text:p>
          </table:table-cell>
          <table:table-cell table:formula="of:=[.B281]" office:value-type="string" office:string-value="ratnum" calcext:value-type="string">
            <text:p>ratnum</text:p>
          </table:table-cell>
          <table:table-cell table:formula="of:=[.C281]" office:value-type="string" office:string-value="/" calcext:value-type="string">
            <text:p>/</text:p>
          </table:table-cell>
          <table:table-cell table:formula="of:=AVERAGE([.D262:.D281])" office:value-type="float" office:value="1519.622" calcext:value-type="float">
            <text:p>1519.62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48" calcext:value-type="float">
            <text:p>137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8" calcext:value-type="float">
            <text:p>13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68" calcext:value-type="float">
            <text:p>138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32" calcext:value-type="float">
            <text:p>14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41" calcext:value-type="float">
            <text:p>14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49" calcext:value-type="float">
            <text:p>13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6.88" calcext:value-type="float">
            <text:p>13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26" calcext:value-type="float">
            <text:p>13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69" calcext:value-type="float">
            <text:p>13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74" calcext:value-type="float">
            <text:p>1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25" calcext:value-type="float">
            <text:p>13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36" calcext:value-type="float">
            <text:p>13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14" calcext:value-type="float">
            <text:p>13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03" calcext:value-type="float">
            <text:p>13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16" calcext:value-type="float">
            <text:p>137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98" calcext:value-type="float">
            <text:p>135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5" calcext:value-type="float">
            <text:p>134.5</text:p>
          </table:table-cell>
          <table:table-cell table:formula="of:=[.A301]" office:value-type="string" office:string-value="bignum" calcext:value-type="string">
            <text:p>bignum</text:p>
          </table:table-cell>
          <table:table-cell table:formula="of:=[.B301]" office:value-type="string" office:string-value="ratnum" calcext:value-type="string">
            <text:p>ratnum</text:p>
          </table:table-cell>
          <table:table-cell table:formula="of:=[.C301]" office:value-type="string" office:string-value="+" calcext:value-type="string">
            <text:p>+</text:p>
          </table:table-cell>
          <table:table-cell table:formula="of:=AVERAGE([.D282:.D301])" office:value-type="float" office:value="137.5275" calcext:value-type="float">
            <text:p>137.527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5" calcext:value-type="float">
            <text:p>13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4" calcext:value-type="float">
            <text:p>138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98" calcext:value-type="float">
            <text:p>13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64" calcext:value-type="float">
            <text:p>1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25" calcext:value-type="float">
            <text:p>14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04" calcext:value-type="float">
            <text:p>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67" calcext:value-type="float">
            <text:p>13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69" calcext:value-type="float">
            <text:p>13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37" calcext:value-type="float">
            <text:p>138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41" calcext:value-type="float">
            <text:p>13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1" calcext:value-type="float">
            <text:p>13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5" calcext:value-type="float">
            <text:p>13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32" calcext:value-type="float">
            <text:p>13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2" calcext:value-type="float">
            <text:p>137.12</text:p>
          </table:table-cell>
          <table:table-cell table:formula="of:=[.A321]" office:value-type="string" office:string-value="exact_complexnum" calcext:value-type="string">
            <text:p>exact_complexnum</text:p>
          </table:table-cell>
          <table:table-cell table:formula="of:=[.B321]" office:value-type="string" office:string-value="bignum" calcext:value-type="string">
            <text:p>bignum</text:p>
          </table:table-cell>
          <table:table-cell table:formula="of:=[.C321]" office:value-type="string" office:string-value="-" calcext:value-type="string">
            <text:p>-</text:p>
          </table:table-cell>
          <table:table-cell table:formula="of:=AVERAGE([.D302:.D321])" office:value-type="float" office:value="138.508" calcext:value-type="float">
            <text:p>138.50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7" calcext:value-type="float">
            <text:p>29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41" calcext:value-type="float">
            <text:p>29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69" calcext:value-type="float">
            <text:p>29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83" calcext:value-type="float">
            <text:p>291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7" calcext:value-type="float">
            <text:p>29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41" calcext:value-type="float">
            <text:p>29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77" calcext:value-type="float">
            <text:p>294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99" calcext:value-type="float">
            <text:p>29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11" calcext:value-type="float">
            <text:p>29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98" calcext:value-type="float">
            <text:p>28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9" calcext:value-type="float">
            <text:p>29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03" calcext:value-type="float">
            <text:p>28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7" calcext:value-type="float">
            <text:p>29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58" calcext:value-type="float">
            <text:p>291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36" calcext:value-type="float">
            <text:p>28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99" calcext:value-type="float">
            <text:p>289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17" calcext:value-type="float">
            <text:p>29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29" calcext:value-type="float">
            <text:p>28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29" calcext:value-type="float">
            <text:p>29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84" calcext:value-type="float">
            <text:p>289.84</text:p>
          </table:table-cell>
          <table:table-cell table:formula="of:=[.A341]" office:value-type="string" office:string-value="exact_complexnum" calcext:value-type="string">
            <text:p>exact_complexnum</text:p>
          </table:table-cell>
          <table:table-cell table:formula="of:=[.B341]" office:value-type="string" office:string-value="bignum" calcext:value-type="string">
            <text:p>bignum</text:p>
          </table:table-cell>
          <table:table-cell table:formula="of:=[.C341]" office:value-type="string" office:string-value="*" calcext:value-type="string">
            <text:p>*</text:p>
          </table:table-cell>
          <table:table-cell table:formula="of:=AVERAGE([.D322:.D341])" office:value-type="float" office:value="291.035" calcext:value-type="float">
            <text:p>291.03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9" calcext:value-type="float">
            <text:p>14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66" calcext:value-type="float">
            <text:p>139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7" calcext:value-type="float">
            <text:p>14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77" calcext:value-type="float">
            <text:p>14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5" calcext:value-type="float">
            <text:p>14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4.61" calcext:value-type="float">
            <text:p>14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46" calcext:value-type="float">
            <text:p>14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5" calcext:value-type="float">
            <text:p>140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09" calcext:value-type="float">
            <text:p>137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36" calcext:value-type="float">
            <text:p>13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8" calcext:value-type="float">
            <text:p>14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87" calcext:value-type="float">
            <text:p>13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35" calcext:value-type="float">
            <text:p>14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6" calcext:value-type="float">
            <text:p>14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37" calcext:value-type="float">
            <text:p>14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75" calcext:value-type="float">
            <text:p>13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6" calcext:value-type="float">
            <text:p>14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5" calcext:value-type="float">
            <text:p>14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5.53" calcext:value-type="float">
            <text:p>135.53</text:p>
          </table:table-cell>
          <table:table-cell table:formula="of:=[.A361]" office:value-type="string" office:string-value="exact_complexnum" calcext:value-type="string">
            <text:p>exact_complexnum</text:p>
          </table:table-cell>
          <table:table-cell table:formula="of:=[.B361]" office:value-type="string" office:string-value="bignum" calcext:value-type="string">
            <text:p>bignum</text:p>
          </table:table-cell>
          <table:table-cell table:formula="of:=[.C361]" office:value-type="string" office:string-value="/" calcext:value-type="string">
            <text:p>/</text:p>
          </table:table-cell>
          <table:table-cell table:formula="of:=AVERAGE([.D342:.D361])" office:value-type="float" office:value="140.6265" calcext:value-type="float">
            <text:p>140.626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74" calcext:value-type="float">
            <text:p>1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1" calcext:value-type="float">
            <text:p>13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43" calcext:value-type="float">
            <text:p>14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51" calcext:value-type="float">
            <text:p>140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67" calcext:value-type="float">
            <text:p>13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2" calcext:value-type="float">
            <text:p>136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8" calcext:value-type="float">
            <text:p>13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1" calcext:value-type="float">
            <text:p>13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3" calcext:value-type="float">
            <text:p>13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42" calcext:value-type="float">
            <text:p>138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13" calcext:value-type="float">
            <text:p>13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27" calcext:value-type="float">
            <text:p>13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7" calcext:value-type="float">
            <text:p>13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23" calcext:value-type="float">
            <text:p>13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9" calcext:value-type="float">
            <text:p>134.69</text:p>
          </table:table-cell>
          <table:table-cell table:formula="of:=[.A381]" office:value-type="string" office:string-value="exact_complexnum" calcext:value-type="string">
            <text:p>exact_complexnum</text:p>
          </table:table-cell>
          <table:table-cell table:formula="of:=[.B381]" office:value-type="string" office:string-value="bignum" calcext:value-type="string">
            <text:p>bignum</text:p>
          </table:table-cell>
          <table:table-cell table:formula="of:=[.C381]" office:value-type="string" office:string-value="+" calcext:value-type="string">
            <text:p>+</text:p>
          </table:table-cell>
          <table:table-cell table:formula="of:=AVERAGE([.D362:.D381])" office:value-type="float" office:value="137.84" calcext:value-type="float">
            <text:p>137.8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401]" office:value-type="string" office:string-value="exact_complexnum" calcext:value-type="string">
            <text:p>exact_complexnum</text:p>
          </table:table-cell>
          <table:table-cell table:formula="of:=[.B401]" office:value-type="string" office:string-value="fixnum" calcext:value-type="string">
            <text:p>fixnum</text:p>
          </table:table-cell>
          <table:table-cell table:formula="of:=[.C401]" office:value-type="string" office:string-value="-" calcext:value-type="string">
            <text:p>-</text:p>
          </table:table-cell>
          <table:table-cell table:formula="of:=AVERAGE([.D382:.D401])"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421]" office:value-type="string" office:string-value="exact_complexnum" calcext:value-type="string">
            <text:p>exact_complexnum</text:p>
          </table:table-cell>
          <table:table-cell table:formula="of:=[.B421]" office:value-type="string" office:string-value="fixnum" calcext:value-type="string">
            <text:p>fixnum</text:p>
          </table:table-cell>
          <table:table-cell table:formula="of:=[.C421]" office:value-type="string" office:string-value="*" calcext:value-type="string">
            <text:p>*</text:p>
          </table:table-cell>
          <table:table-cell table:formula="of:=AVERAGE([.D402:.D421])" office:value-type="float" office:value="2.2725" calcext:value-type="float">
            <text:p>2.272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441]" office:value-type="string" office:string-value="exact_complexnum" calcext:value-type="string">
            <text:p>exact_complexnum</text:p>
          </table:table-cell>
          <table:table-cell table:formula="of:=[.B441]" office:value-type="string" office:string-value="fixnum" calcext:value-type="string">
            <text:p>fixnum</text:p>
          </table:table-cell>
          <table:table-cell table:formula="of:=[.C441]" office:value-type="string" office:string-value="/" calcext:value-type="string">
            <text:p>/</text:p>
          </table:table-cell>
          <table:table-cell table:formula="of:=AVERAGE([.D422:.D44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461]" office:value-type="string" office:string-value="exact_complexnum" calcext:value-type="string">
            <text:p>exact_complexnum</text:p>
          </table:table-cell>
          <table:table-cell table:formula="of:=[.B461]" office:value-type="string" office:string-value="fixnum" calcext:value-type="string">
            <text:p>fixnum</text:p>
          </table:table-cell>
          <table:table-cell table:formula="of:=[.C461]" office:value-type="string" office:string-value="+" calcext:value-type="string">
            <text:p>+</text:p>
          </table:table-cell>
          <table:table-cell table:formula="of:=AVERAGE([.D442:.D46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6" calcext:value-type="float">
            <text:p>359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13" calcext:value-type="float">
            <text:p>358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0.35" calcext:value-type="float">
            <text:p>35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97" calcext:value-type="float">
            <text:p>359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46" calcext:value-type="float">
            <text:p>355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59" calcext:value-type="float">
            <text:p>3590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18" calcext:value-type="float">
            <text:p>35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16.22" calcext:value-type="float">
            <text:p>361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20.42" calcext:value-type="float">
            <text:p>362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6" calcext:value-type="float">
            <text:p>358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8" calcext:value-type="float">
            <text:p>3583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38.47" calcext:value-type="float">
            <text:p>3538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1.47" calcext:value-type="float">
            <text:p>357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76" calcext:value-type="float">
            <text:p>355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64.76" calcext:value-type="float">
            <text:p>3564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2.88" calcext:value-type="float">
            <text:p>3592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42.79" calcext:value-type="float">
            <text:p>354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6.49" calcext:value-type="float">
            <text:p>3576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5.29" calcext:value-type="float">
            <text:p>355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2.53" calcext:value-type="float">
            <text:p>3572.53</text:p>
          </table:table-cell>
          <table:table-cell table:formula="of:=[.A481]" office:value-type="string" office:string-value="exact_complexnum" calcext:value-type="string">
            <text:p>exact_complexnum</text:p>
          </table:table-cell>
          <table:table-cell table:formula="of:=[.B481]" office:value-type="string" office:string-value="inexact_complexnum" calcext:value-type="string">
            <text:p>inexact_complexnum</text:p>
          </table:table-cell>
          <table:table-cell table:formula="of:=[.C481]" office:value-type="string" office:string-value="-" calcext:value-type="string">
            <text:p>-</text:p>
          </table:table-cell>
          <table:table-cell table:formula="of:=AVERAGE([.D462:.D481])" office:value-type="float" office:value="3578.915" calcext:value-type="float">
            <text:p>3578.9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47.71" calcext:value-type="float">
            <text:p>1104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6.55" calcext:value-type="float">
            <text:p>1098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6.27" calcext:value-type="float">
            <text:p>11026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0.26" calcext:value-type="float">
            <text:p>1102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2.35" calcext:value-type="float">
            <text:p>1094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7.66" calcext:value-type="float">
            <text:p>1107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2.96" calcext:value-type="float">
            <text:p>1107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3.17" calcext:value-type="float">
            <text:p>1103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146.43" calcext:value-type="float">
            <text:p>1114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30.72" calcext:value-type="float">
            <text:p>10930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11.74" calcext:value-type="float">
            <text:p>11011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26.67" calcext:value-type="float">
            <text:p>1082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51.43" calcext:value-type="float">
            <text:p>10951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5.32" calcext:value-type="float">
            <text:p>1102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7.69" calcext:value-type="float">
            <text:p>1098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5.79" calcext:value-type="float">
            <text:p>11035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75.07" calcext:value-type="float">
            <text:p>10875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79" calcext:value-type="float">
            <text:p>10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7.33" calcext:value-type="float">
            <text:p>1094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97.68" calcext:value-type="float">
            <text:p>10897.68</text:p>
          </table:table-cell>
          <table:table-cell table:formula="of:=[.A501]" office:value-type="string" office:string-value="exact_complexnum" calcext:value-type="string">
            <text:p>exact_complexnum</text:p>
          </table:table-cell>
          <table:table-cell table:formula="of:=[.B501]" office:value-type="string" office:string-value="inexact_complexnum" calcext:value-type="string">
            <text:p>inexact_complexnum</text:p>
          </table:table-cell>
          <table:table-cell table:formula="of:=[.C501]" office:value-type="string" office:string-value="*" calcext:value-type="string">
            <text:p>*</text:p>
          </table:table-cell>
          <table:table-cell table:formula="of:=AVERAGE([.D482:.D501])" office:value-type="float" office:value="10991.09" calcext:value-type="float">
            <text:p>10991.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49.56" calcext:value-type="float">
            <text:p>143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21.86" calcext:value-type="float">
            <text:p>14221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50.57" calcext:value-type="float">
            <text:p>1435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77.51" calcext:value-type="float">
            <text:p>1427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0.39" calcext:value-type="float">
            <text:p>142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8.73" calcext:value-type="float">
            <text:p>14318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6.63" calcext:value-type="float">
            <text:p>1431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65.97" calcext:value-type="float">
            <text:p>1426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452.51" calcext:value-type="float">
            <text:p>1445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46.8" calcext:value-type="float">
            <text:p>1414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89" calcext:value-type="float">
            <text:p>14233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52.92" calcext:value-type="float">
            <text:p>1405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5.15" calcext:value-type="float">
            <text:p>1423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7.6" calcext:value-type="float">
            <text:p>1423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16.52" calcext:value-type="float">
            <text:p>142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42.45" calcext:value-type="float">
            <text:p>1424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81.47" calcext:value-type="float">
            <text:p>1408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99.27" calcext:value-type="float">
            <text:p>1419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71.05" calcext:value-type="float">
            <text:p>1417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72.19" calcext:value-type="float">
            <text:p>14072.19</text:p>
          </table:table-cell>
          <table:table-cell table:formula="of:=[.A521]" office:value-type="string" office:string-value="exact_complexnum" calcext:value-type="string">
            <text:p>exact_complexnum</text:p>
          </table:table-cell>
          <table:table-cell table:formula="of:=[.B521]" office:value-type="string" office:string-value="inexact_complexnum" calcext:value-type="string">
            <text:p>inexact_complexnum</text:p>
          </table:table-cell>
          <table:table-cell table:formula="of:=[.C521]" office:value-type="string" office:string-value="/" calcext:value-type="string">
            <text:p>/</text:p>
          </table:table-cell>
          <table:table-cell table:formula="of:=AVERAGE([.D502:.D521])" office:value-type="float" office:value="14233.652" calcext:value-type="float">
            <text:p>14233.65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6.64" calcext:value-type="float">
            <text:p>3296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44.8" calcext:value-type="float">
            <text:p>334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5.7" calcext:value-type="float">
            <text:p>329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6.39" calcext:value-type="float">
            <text:p>327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3.5" calcext:value-type="float">
            <text:p>330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5.32" calcext:value-type="float">
            <text:p>330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1.97" calcext:value-type="float">
            <text:p>330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32.77" calcext:value-type="float">
            <text:p>333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2.71" calcext:value-type="float">
            <text:p>3272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8.8" calcext:value-type="float">
            <text:p>32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5.8" calcext:value-type="float">
            <text:p>325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60.42" calcext:value-type="float">
            <text:p>326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1.56" calcext:value-type="float">
            <text:p>328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75" calcext:value-type="float">
            <text:p>328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7.72" calcext:value-type="float">
            <text:p>329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4.26" calcext:value-type="float">
            <text:p>328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64" calcext:value-type="float">
            <text:p>32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82" calcext:value-type="float">
            <text:p>329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9.61" calcext:value-type="float">
            <text:p>3259.61</text:p>
          </table:table-cell>
          <table:table-cell table:formula="of:=[.A541]" office:value-type="string" office:string-value="exact_complexnum" calcext:value-type="string">
            <text:p>exact_complexnum</text:p>
          </table:table-cell>
          <table:table-cell table:formula="of:=[.B541]" office:value-type="string" office:string-value="inexact_complexnum" calcext:value-type="string">
            <text:p>inexact_complexnum</text:p>
          </table:table-cell>
          <table:table-cell table:formula="of:=[.C541]" office:value-type="string" office:string-value="+" calcext:value-type="string">
            <text:p>+</text:p>
          </table:table-cell>
          <table:table-cell table:formula="of:=AVERAGE([.D522:.D541])" office:value-type="float" office:value="3291.909" calcext:value-type="float">
            <text:p>3291.9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1.38" calcext:value-type="float">
            <text:p>9261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37.26" calcext:value-type="float">
            <text:p>913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34.03" calcext:value-type="float">
            <text:p>923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9.41" calcext:value-type="float">
            <text:p>918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16.81" calcext:value-type="float">
            <text:p>911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47.7" calcext:value-type="float">
            <text:p>924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305.57" calcext:value-type="float">
            <text:p>93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52.22" calcext:value-type="float">
            <text:p>9252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3.71" calcext:value-type="float">
            <text:p>92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61.78" calcext:value-type="float">
            <text:p>916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71.45" calcext:value-type="float">
            <text:p>917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57.82" calcext:value-type="float">
            <text:p>9057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3.11" calcext:value-type="float">
            <text:p>91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4.18" calcext:value-type="float">
            <text:p>921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7.52" calcext:value-type="float">
            <text:p>921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4.04" calcext:value-type="float">
            <text:p>926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77.23" calcext:value-type="float">
            <text:p>90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02.45" calcext:value-type="float">
            <text:p>920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2.68" calcext:value-type="float">
            <text:p>914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01.22" calcext:value-type="float">
            <text:p>9101.22</text:p>
          </table:table-cell>
          <table:table-cell table:formula="of:=[.A561]" office:value-type="string" office:string-value="exact_complexnum" calcext:value-type="string">
            <text:p>exact_complexnum</text:p>
          </table:table-cell>
          <table:table-cell table:formula="of:=[.B561]" office:value-type="string" office:string-value="ratnum" calcext:value-type="string">
            <text:p>ratnum</text:p>
          </table:table-cell>
          <table:table-cell table:formula="of:=[.C561]" office:value-type="string" office:string-value="-" calcext:value-type="string">
            <text:p>-</text:p>
          </table:table-cell>
          <table:table-cell table:formula="of:=AVERAGE([.D542:.D561])" office:value-type="float" office:value="9185.5785" calcext:value-type="float">
            <text:p>9185.578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8.91" calcext:value-type="float">
            <text:p>7058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05.72" calcext:value-type="float">
            <text:p>6905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4" calcext:value-type="float">
            <text:p>688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06.39" calcext:value-type="float">
            <text:p>700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4.75" calcext:value-type="float">
            <text:p>6944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88.55" calcext:value-type="float">
            <text:p>708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72.81" calcext:value-type="float">
            <text:p>707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93.28" calcext:value-type="float">
            <text:p>709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8.02" calcext:value-type="float">
            <text:p>6968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3.64" calcext:value-type="float">
            <text:p>696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90.32" calcext:value-type="float">
            <text:p>699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57.8" calcext:value-type="float">
            <text:p>685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10.54" calcext:value-type="float">
            <text:p>6910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19.83" calcext:value-type="float">
            <text:p>701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1.37" calcext:value-type="float">
            <text:p>705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45.44" calcext:value-type="float">
            <text:p>704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37.74" calcext:value-type="float">
            <text:p>69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20.15" calcext:value-type="float">
            <text:p>702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8.72" calcext:value-type="float">
            <text:p>694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53" calcext:value-type="float">
            <text:p>6887.53</text:p>
          </table:table-cell>
          <table:table-cell table:formula="of:=[.A581]" office:value-type="string" office:string-value="exact_complexnum" calcext:value-type="string">
            <text:p>exact_complexnum</text:p>
          </table:table-cell>
          <table:table-cell table:formula="of:=[.B581]" office:value-type="string" office:string-value="ratnum" calcext:value-type="string">
            <text:p>ratnum</text:p>
          </table:table-cell>
          <table:table-cell table:formula="of:=[.C581]" office:value-type="string" office:string-value="*" calcext:value-type="string">
            <text:p>*</text:p>
          </table:table-cell>
          <table:table-cell table:formula="of:=AVERAGE([.D562:.D581])" office:value-type="float" office:value="6982.9455" calcext:value-type="float">
            <text:p>6982.945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26.54" calcext:value-type="float">
            <text:p>6726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13.41" calcext:value-type="float">
            <text:p>661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95.49" calcext:value-type="float">
            <text:p>659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94.42" calcext:value-type="float">
            <text:p>6694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6.23" calcext:value-type="float">
            <text:p>664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2.15" calcext:value-type="float">
            <text:p>673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4.36" calcext:value-type="float">
            <text:p>671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64.73" calcext:value-type="float">
            <text:p>676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36.43" calcext:value-type="float">
            <text:p>66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68" calcext:value-type="float">
            <text:p>6657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26" calcext:value-type="float">
            <text:p>665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19.48" calcext:value-type="float">
            <text:p>651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9.83" calcext:value-type="float">
            <text:p>656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00.12" calcext:value-type="float">
            <text:p>670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43.14" calcext:value-type="float">
            <text:p>674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5.27" calcext:value-type="float">
            <text:p>6735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2.36" calcext:value-type="float">
            <text:p>6642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7.51" calcext:value-type="float">
            <text:p>671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26.78" calcext:value-type="float">
            <text:p>662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5.13" calcext:value-type="float">
            <text:p>6565.13</text:p>
          </table:table-cell>
          <table:table-cell table:formula="of:=[.A601]" office:value-type="string" office:string-value="exact_complexnum" calcext:value-type="string">
            <text:p>exact_complexnum</text:p>
          </table:table-cell>
          <table:table-cell table:formula="of:=[.B601]" office:value-type="string" office:string-value="ratnum" calcext:value-type="string">
            <text:p>ratnum</text:p>
          </table:table-cell>
          <table:table-cell table:formula="of:=[.C601]" office:value-type="string" office:string-value="/" calcext:value-type="string">
            <text:p>/</text:p>
          </table:table-cell>
          <table:table-cell table:formula="of:=AVERAGE([.D582:.D601])" office:value-type="float" office:value="6662.916" calcext:value-type="float">
            <text:p>6662.91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5.56" calcext:value-type="float">
            <text:p>917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2.43" calcext:value-type="float">
            <text:p>9102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9.12" calcext:value-type="float">
            <text:p>907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1.15" calcext:value-type="float">
            <text:p>91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41" calcext:value-type="float">
            <text:p>906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67.1" calcext:value-type="float">
            <text:p>916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53.83" calcext:value-type="float">
            <text:p>925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52.96" calcext:value-type="float">
            <text:p>915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61" calcext:value-type="float">
            <text:p>9063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1.63" calcext:value-type="float">
            <text:p>912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8977.91" calcext:value-type="float">
            <text:p>8977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8.52" calcext:value-type="float">
            <text:p>907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0.6" calcext:value-type="float">
            <text:p>91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7.72" calcext:value-type="float">
            <text:p>91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14.98" calcext:value-type="float">
            <text:p>921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40.64" calcext:value-type="float">
            <text:p>90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31.97" calcext:value-type="float">
            <text:p>913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5.15" calcext:value-type="float">
            <text:p>910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38.89" calcext:value-type="float">
            <text:p>9038.89</text:p>
          </table:table-cell>
          <table:table-cell table:formula="of:=[.A621]" office:value-type="string" office:string-value="exact_complexnum" calcext:value-type="string">
            <text:p>exact_complexnum</text:p>
          </table:table-cell>
          <table:table-cell table:formula="of:=[.B621]" office:value-type="string" office:string-value="ratnum" calcext:value-type="string">
            <text:p>ratnum</text:p>
          </table:table-cell>
          <table:table-cell table:formula="of:=[.C621]" office:value-type="string" office:string-value="+" calcext:value-type="string">
            <text:p>+</text:p>
          </table:table-cell>
          <table:table-cell table:formula="of:=AVERAGE([.D602:.D621])" office:value-type="float" office:value="9117.509" calcext:value-type="float">
            <text:p>9117.509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7" calcext:value-type="float">
            <text:p>2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4" calcext:value-type="float">
            <text:p>2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1" calcext:value-type="float">
            <text:p>2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6" calcext:value-type="float">
            <text:p>25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73" calcext:value-type="float">
            <text:p>25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  <table:table-cell table:formula="of:=[.A641]" office:value-type="string" office:string-value="fixnum" calcext:value-type="string">
            <text:p>fixnum</text:p>
          </table:table-cell>
          <table:table-cell table:formula="of:=[.B641]" office:value-type="string" office:string-value="bignum" calcext:value-type="string">
            <text:p>bignum</text:p>
          </table:table-cell>
          <table:table-cell table:formula="of:=[.C641]" office:value-type="string" office:string-value="-" calcext:value-type="string">
            <text:p>-</text:p>
          </table:table-cell>
          <table:table-cell table:formula="of:=AVERAGE([.D622:.D641])"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06" calcext:value-type="float">
            <text:p>2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2" calcext:value-type="float">
            <text:p>227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4" calcext:value-type="float">
            <text:p>22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33" calcext:value-type="float">
            <text:p>22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32.54" calcext:value-type="float">
            <text:p>2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46" calcext:value-type="float">
            <text:p>22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7" calcext:value-type="float">
            <text:p>227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85" calcext:value-type="float">
            <text:p>22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23" calcext:value-type="float">
            <text:p>22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9" calcext:value-type="float">
            <text:p>22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98" calcext:value-type="float">
            <text:p>22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formula="of:=[.A661]" office:value-type="string" office:string-value="fixnum" calcext:value-type="string">
            <text:p>fixnum</text:p>
          </table:table-cell>
          <table:table-cell table:formula="of:=[.B661]" office:value-type="string" office:string-value="bignum" calcext:value-type="string">
            <text:p>bignum</text:p>
          </table:table-cell>
          <table:table-cell table:formula="of:=[.C661]" office:value-type="string" office:string-value="*" calcext:value-type="string">
            <text:p>*</text:p>
          </table:table-cell>
          <table:table-cell table:formula="of:=AVERAGE([.D642:.D661])" office:value-type="float" office:value="227.8285" calcext:value-type="float">
            <text:p>227.828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formula="of:=[.A681]" office:value-type="string" office:string-value="fixnum" calcext:value-type="string">
            <text:p>fixnum</text:p>
          </table:table-cell>
          <table:table-cell table:formula="of:=[.B681]" office:value-type="string" office:string-value="bignum" calcext:value-type="string">
            <text:p>bignum</text:p>
          </table:table-cell>
          <table:table-cell table:formula="of:=[.C681]" office:value-type="string" office:string-value="/" calcext:value-type="string">
            <text:p>/</text:p>
          </table:table-cell>
          <table:table-cell table:formula="of:=AVERAGE([.D662:.D68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" calcext:value-type="float">
            <text:p>2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7" calcext:value-type="float">
            <text:p>2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6" calcext:value-type="float">
            <text:p>25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34" calcext:value-type="float">
            <text:p>25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4" calcext:value-type="float">
            <text:p>2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formula="of:=[.A701]" office:value-type="string" office:string-value="fixnum" calcext:value-type="string">
            <text:p>fixnum</text:p>
          </table:table-cell>
          <table:table-cell table:formula="of:=[.B701]" office:value-type="string" office:string-value="bignum" calcext:value-type="string">
            <text:p>bignum</text:p>
          </table:table-cell>
          <table:table-cell table:formula="of:=[.C701]" office:value-type="string" office:string-value="+" calcext:value-type="string">
            <text:p>+</text:p>
          </table:table-cell>
          <table:table-cell table:formula="of:=AVERAGE([.D682:.D701])" office:value-type="float" office:value="25.221" calcext:value-type="float">
            <text:p>25.22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721]" office:value-type="string" office:string-value="fixnum" calcext:value-type="string">
            <text:p>fixnum</text:p>
          </table:table-cell>
          <table:table-cell table:formula="of:=[.B721]" office:value-type="string" office:string-value="exact_complexnum" calcext:value-type="string">
            <text:p>exact_complexnum</text:p>
          </table:table-cell>
          <table:table-cell table:formula="of:=[.C721]" office:value-type="string" office:string-value="-" calcext:value-type="string">
            <text:p>-</text:p>
          </table:table-cell>
          <table:table-cell table:formula="of:=AVERAGE([.D702:.D721])" office:value-type="float" office:value="0.2515" calcext:value-type="float">
            <text:p>0.251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2" calcext:value-type="float">
            <text:p>2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741]" office:value-type="string" office:string-value="fixnum" calcext:value-type="string">
            <text:p>fixnum</text:p>
          </table:table-cell>
          <table:table-cell table:formula="of:=[.B741]" office:value-type="string" office:string-value="exact_complexnum" calcext:value-type="string">
            <text:p>exact_complexnum</text:p>
          </table:table-cell>
          <table:table-cell table:formula="of:=[.C741]" office:value-type="string" office:string-value="*" calcext:value-type="string">
            <text:p>*</text:p>
          </table:table-cell>
          <table:table-cell table:formula="of:=AVERAGE([.D722:.D741])" office:value-type="float" office:value="2.2755" calcext:value-type="float">
            <text:p>2.275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761]" office:value-type="string" office:string-value="fixnum" calcext:value-type="string">
            <text:p>fixnum</text:p>
          </table:table-cell>
          <table:table-cell table:formula="of:=[.B761]" office:value-type="string" office:string-value="exact_complexnum" calcext:value-type="string">
            <text:p>exact_complexnum</text:p>
          </table:table-cell>
          <table:table-cell table:formula="of:=[.C761]" office:value-type="string" office:string-value="/" calcext:value-type="string">
            <text:p>/</text:p>
          </table:table-cell>
          <table:table-cell table:formula="of:=AVERAGE([.D742:.D76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781]" office:value-type="string" office:string-value="fixnum" calcext:value-type="string">
            <text:p>fixnum</text:p>
          </table:table-cell>
          <table:table-cell table:formula="of:=[.B781]" office:value-type="string" office:string-value="exact_complexnum" calcext:value-type="string">
            <text:p>exact_complexnum</text:p>
          </table:table-cell>
          <table:table-cell table:formula="of:=[.C781]" office:value-type="string" office:string-value="+" calcext:value-type="string">
            <text:p>+</text:p>
          </table:table-cell>
          <table:table-cell table:formula="of:=AVERAGE([.D762:.D78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01]" office:value-type="string" office:string-value="fixnum" calcext:value-type="string">
            <text:p>fixnum</text:p>
          </table:table-cell>
          <table:table-cell table:formula="of:=[.B801]" office:value-type="string" office:string-value="inexact_complexnum" calcext:value-type="string">
            <text:p>inexact_complexnum</text:p>
          </table:table-cell>
          <table:table-cell table:formula="of:=[.C801]" office:value-type="string" office:string-value="-" calcext:value-type="string">
            <text:p>-</text:p>
          </table:table-cell>
          <table:table-cell table:formula="of:=AVERAGE([.D782:.D80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821]" office:value-type="string" office:string-value="fixnum" calcext:value-type="string">
            <text:p>fixnum</text:p>
          </table:table-cell>
          <table:table-cell table:formula="of:=[.B821]" office:value-type="string" office:string-value="inexact_complexnum" calcext:value-type="string">
            <text:p>inexact_complexnum</text:p>
          </table:table-cell>
          <table:table-cell table:formula="of:=[.C821]" office:value-type="string" office:string-value="*" calcext:value-type="string">
            <text:p>*</text:p>
          </table:table-cell>
          <table:table-cell table:formula="of:=AVERAGE([.D802:.D821])"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841]" office:value-type="string" office:string-value="fixnum" calcext:value-type="string">
            <text:p>fixnum</text:p>
          </table:table-cell>
          <table:table-cell table:formula="of:=[.B841]" office:value-type="string" office:string-value="inexact_complexnum" calcext:value-type="string">
            <text:p>inexact_complexnum</text:p>
          </table:table-cell>
          <table:table-cell table:formula="of:=[.C841]" office:value-type="string" office:string-value="/" calcext:value-type="string">
            <text:p>/</text:p>
          </table:table-cell>
          <table:table-cell table:formula="of:=AVERAGE([.D822:.D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861]" office:value-type="string" office:string-value="fixnum" calcext:value-type="string">
            <text:p>fixnum</text:p>
          </table:table-cell>
          <table:table-cell table:formula="of:=[.B861]" office:value-type="string" office:string-value="inexact_complexnum" calcext:value-type="string">
            <text:p>inexact_complexnum</text:p>
          </table:table-cell>
          <table:table-cell table:formula="of:=[.C861]" office:value-type="string" office:string-value="+" calcext:value-type="string">
            <text:p>+</text:p>
          </table:table-cell>
          <table:table-cell table:formula="of:=AVERAGE([.D842:.D86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81]" office:value-type="string" office:string-value="fixnum" calcext:value-type="string">
            <text:p>fixnum</text:p>
          </table:table-cell>
          <table:table-cell table:formula="of:=[.B881]" office:value-type="string" office:string-value="ratnum" calcext:value-type="string">
            <text:p>ratnum</text:p>
          </table:table-cell>
          <table:table-cell table:formula="of:=[.C881]" office:value-type="string" office:string-value="-" calcext:value-type="string">
            <text:p>-</text:p>
          </table:table-cell>
          <table:table-cell table:formula="of:=AVERAGE([.D862:.D8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901]" office:value-type="string" office:string-value="fixnum" calcext:value-type="string">
            <text:p>fixnum</text:p>
          </table:table-cell>
          <table:table-cell table:formula="of:=[.B901]" office:value-type="string" office:string-value="ratnum" calcext:value-type="string">
            <text:p>ratnum</text:p>
          </table:table-cell>
          <table:table-cell table:formula="of:=[.C901]" office:value-type="string" office:string-value="*" calcext:value-type="string">
            <text:p>*</text:p>
          </table:table-cell>
          <table:table-cell table:formula="of:=AVERAGE([.D882:.D901])" office:value-type="float" office:value="2.274" calcext:value-type="float">
            <text:p>2.274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921]" office:value-type="string" office:string-value="fixnum" calcext:value-type="string">
            <text:p>fixnum</text:p>
          </table:table-cell>
          <table:table-cell table:formula="of:=[.B921]" office:value-type="string" office:string-value="ratnum" calcext:value-type="string">
            <text:p>ratnum</text:p>
          </table:table-cell>
          <table:table-cell table:formula="of:=[.C921]" office:value-type="string" office:string-value="/" calcext:value-type="string">
            <text:p>/</text:p>
          </table:table-cell>
          <table:table-cell table:formula="of:=AVERAGE([.D902:.D92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941]" office:value-type="string" office:string-value="fixnum" calcext:value-type="string">
            <text:p>fixnum</text:p>
          </table:table-cell>
          <table:table-cell table:formula="of:=[.B941]" office:value-type="string" office:string-value="ratnum" calcext:value-type="string">
            <text:p>ratnum</text:p>
          </table:table-cell>
          <table:table-cell table:formula="of:=[.C941]" office:value-type="string" office:string-value="+" calcext:value-type="string">
            <text:p>+</text:p>
          </table:table-cell>
          <table:table-cell table:formula="of:=AVERAGE([.D922:.D9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42" calcext:value-type="float">
            <text:p>13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72" calcext:value-type="float">
            <text:p>132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3" calcext:value-type="float">
            <text:p>13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8" calcext:value-type="float">
            <text:p>1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5" calcext:value-type="float">
            <text:p>13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5" calcext:value-type="float">
            <text:p>13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" calcext:value-type="float">
            <text:p>13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81" calcext:value-type="float">
            <text:p>129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7" calcext:value-type="float">
            <text:p>13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69" calcext:value-type="float">
            <text:p>13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3" calcext:value-type="float">
            <text:p>13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88" calcext:value-type="float">
            <text:p>13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67" calcext:value-type="float">
            <text:p>13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27" calcext:value-type="float">
            <text:p>13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44" calcext:value-type="float">
            <text:p>13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02" calcext:value-type="float">
            <text:p>13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06" calcext:value-type="float">
            <text:p>1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5" calcext:value-type="float">
            <text:p>130.95</text:p>
          </table:table-cell>
          <table:table-cell table:formula="of:=[.A961]" office:value-type="string" office:string-value="inexact_complexnum" calcext:value-type="string">
            <text:p>inexact_complexnum</text:p>
          </table:table-cell>
          <table:table-cell table:formula="of:=[.B961]" office:value-type="string" office:string-value="bignum" calcext:value-type="string">
            <text:p>bignum</text:p>
          </table:table-cell>
          <table:table-cell table:formula="of:=[.C961]" office:value-type="string" office:string-value="-" calcext:value-type="string">
            <text:p>-</text:p>
          </table:table-cell>
          <table:table-cell table:formula="of:=AVERAGE([.D942:.D961])" office:value-type="float" office:value="131.3035" calcext:value-type="float">
            <text:p>131.30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3" calcext:value-type="float">
            <text:p>17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" calcext:value-type="float">
            <text:p>1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" calcext:value-type="float">
            <text:p>1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21" calcext:value-type="float">
            <text:p>17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38" calcext:value-type="float">
            <text:p>17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11" calcext:value-type="float">
            <text:p>17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89" calcext:value-type="float">
            <text:p>17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65" calcext:value-type="float">
            <text:p>17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48" calcext:value-type="float">
            <text:p>17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8.23" calcext:value-type="float">
            <text:p>17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88" calcext:value-type="float">
            <text:p>17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6" calcext:value-type="float">
            <text:p>17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1" calcext:value-type="float">
            <text:p>17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29" calcext:value-type="float">
            <text:p>17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45" calcext:value-type="float">
            <text:p>17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7" calcext:value-type="float">
            <text:p>17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96" calcext:value-type="float">
            <text:p>17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7" calcext:value-type="float">
            <text:p>173.7</text:p>
          </table:table-cell>
          <table:table-cell table:formula="of:=[.A981]" office:value-type="string" office:string-value="inexact_complexnum" calcext:value-type="string">
            <text:p>inexact_complexnum</text:p>
          </table:table-cell>
          <table:table-cell table:formula="of:=[.B981]" office:value-type="string" office:string-value="bignum" calcext:value-type="string">
            <text:p>bignum</text:p>
          </table:table-cell>
          <table:table-cell table:formula="of:=[.C981]" office:value-type="string" office:string-value="*" calcext:value-type="string">
            <text:p>*</text:p>
          </table:table-cell>
          <table:table-cell table:formula="of:=AVERAGE([.D962:.D981])" office:value-type="float" office:value="176.235" calcext:value-type="float">
            <text:p>176.2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2" calcext:value-type="float">
            <text:p>114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8" calcext:value-type="float">
            <text:p>11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43" calcext:value-type="float">
            <text:p>11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58" calcext:value-type="float">
            <text:p>115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1" calcext:value-type="float">
            <text:p>1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3" calcext:value-type="float">
            <text:p>113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4" calcext:value-type="float">
            <text:p>11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85" calcext:value-type="float">
            <text:p>112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37" calcext:value-type="float">
            <text:p>11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57" calcext:value-type="float">
            <text:p>11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1" calcext:value-type="float">
            <text:p>11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09" calcext:value-type="float">
            <text:p>11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2" calcext:value-type="float">
            <text:p>112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6" calcext:value-type="float">
            <text:p>11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71" calcext:value-type="float">
            <text:p>115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08" calcext:value-type="float">
            <text:p>11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7" calcext:value-type="float">
            <text:p>11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81" calcext:value-type="float">
            <text:p>111.81</text:p>
          </table:table-cell>
          <table:table-cell table:formula="of:=[.A1001]" office:value-type="string" office:string-value="inexact_complexnum" calcext:value-type="string">
            <text:p>inexact_complexnum</text:p>
          </table:table-cell>
          <table:table-cell table:formula="of:=[.B1001]" office:value-type="string" office:string-value="bignum" calcext:value-type="string">
            <text:p>bignum</text:p>
          </table:table-cell>
          <table:table-cell table:formula="of:=[.C1001]" office:value-type="string" office:string-value="/" calcext:value-type="string">
            <text:p>/</text:p>
          </table:table-cell>
          <table:table-cell table:formula="of:=AVERAGE([.D982:.D1001])" office:value-type="float" office:value="113.7705" calcext:value-type="float">
            <text:p>113.770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8" calcext:value-type="float">
            <text:p>1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2" calcext:value-type="float">
            <text:p>1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09" calcext:value-type="float">
            <text:p>13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1" calcext:value-type="float">
            <text:p>13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37" calcext:value-type="float">
            <text:p>13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1" calcext:value-type="float">
            <text:p>13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3" calcext:value-type="float">
            <text:p>13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4" calcext:value-type="float">
            <text:p>13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99" calcext:value-type="float">
            <text:p>13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1" calcext:value-type="float">
            <text:p>134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6" calcext:value-type="float">
            <text:p>13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23" calcext:value-type="float">
            <text:p>13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1" calcext:value-type="float">
            <text:p>13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6" calcext:value-type="float">
            <text:p>136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5" calcext:value-type="float">
            <text:p>13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3" calcext:value-type="float">
            <text:p>13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0.58" calcext:value-type="float">
            <text:p>130.58</text:p>
          </table:table-cell>
          <table:table-cell table:formula="of:=[.A1021]" office:value-type="string" office:string-value="inexact_complexnum" calcext:value-type="string">
            <text:p>inexact_complexnum</text:p>
          </table:table-cell>
          <table:table-cell table:formula="of:=[.B1021]" office:value-type="string" office:string-value="bignum" calcext:value-type="string">
            <text:p>bignum</text:p>
          </table:table-cell>
          <table:table-cell table:formula="of:=[.C1021]" office:value-type="string" office:string-value="+" calcext:value-type="string">
            <text:p>+</text:p>
          </table:table-cell>
          <table:table-cell table:formula="of:=AVERAGE([.D1002:.D1021])" office:value-type="float" office:value="134.4655" calcext:value-type="float">
            <text:p>134.465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46" calcext:value-type="float">
            <text:p>381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3.64" calcext:value-type="float">
            <text:p>380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2.03" calcext:value-type="float">
            <text:p>382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4.02" calcext:value-type="float">
            <text:p>38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3.28" calcext:value-type="float">
            <text:p>378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5.29" calcext:value-type="float">
            <text:p>38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8.39" calcext:value-type="float">
            <text:p>3828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9.56" calcext:value-type="float">
            <text:p>382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49.26" calcext:value-type="float">
            <text:p>384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5.47" calcext:value-type="float">
            <text:p>378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7.58" calcext:value-type="float">
            <text:p>3797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55.31" calcext:value-type="float">
            <text:p>37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9.61" calcext:value-type="float">
            <text:p>378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5.67" calcext:value-type="float">
            <text:p>379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7.06" calcext:value-type="float">
            <text:p>3787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6.67" calcext:value-type="float">
            <text:p>380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61.36" calcext:value-type="float">
            <text:p>3761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78" calcext:value-type="float">
            <text:p>381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6.6" calcext:value-type="float">
            <text:p>377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7.08" calcext:value-type="float">
            <text:p>3777.08</text:p>
          </table:table-cell>
          <table:table-cell table:formula="of:=[.A1041]" office:value-type="string" office:string-value="inexact_complexnum" calcext:value-type="string">
            <text:p>inexact_complexnum</text:p>
          </table:table-cell>
          <table:table-cell table:formula="of:=[.B1041]" office:value-type="string" office:string-value="exact_complexnum" calcext:value-type="string">
            <text:p>exact_complexnum</text:p>
          </table:table-cell>
          <table:table-cell table:formula="of:=[.C1041]" office:value-type="string" office:string-value="-" calcext:value-type="string">
            <text:p>-</text:p>
          </table:table-cell>
          <table:table-cell table:formula="of:=AVERAGE([.D1022:.D1041])" office:value-type="float" office:value="3800.556" calcext:value-type="float">
            <text:p>3800.556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75.95" calcext:value-type="float">
            <text:p>1137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7.13" calcext:value-type="float">
            <text:p>1131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47.52" calcext:value-type="float">
            <text:p>1134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9.67" calcext:value-type="float">
            <text:p>113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46.04" calcext:value-type="float">
            <text:p>1124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99.41" calcext:value-type="float">
            <text:p>1139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82.84" calcext:value-type="float">
            <text:p>1138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2.45" calcext:value-type="float">
            <text:p>1135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433.29" calcext:value-type="float">
            <text:p>1143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5.97" calcext:value-type="float">
            <text:p>1132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4.07" calcext:value-type="float">
            <text:p>11314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80.32" calcext:value-type="float">
            <text:p>1118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6.61" calcext:value-type="float">
            <text:p>1128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37.23" calcext:value-type="float">
            <text:p>113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99.5" calcext:value-type="float">
            <text:p>1129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2.78" calcext:value-type="float">
            <text:p>1132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50.76" calcext:value-type="float">
            <text:p>1115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8.14" calcext:value-type="float">
            <text:p>1128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50.19" calcext:value-type="float">
            <text:p>1125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26.1" calcext:value-type="float">
            <text:p>11226.1</text:p>
          </table:table-cell>
          <table:table-cell table:formula="of:=[.A1061]" office:value-type="string" office:string-value="inexact_complexnum" calcext:value-type="string">
            <text:p>inexact_complexnum</text:p>
          </table:table-cell>
          <table:table-cell table:formula="of:=[.B1061]" office:value-type="string" office:string-value="exact_complexnum" calcext:value-type="string">
            <text:p>exact_complexnum</text:p>
          </table:table-cell>
          <table:table-cell table:formula="of:=[.C1061]" office:value-type="string" office:string-value="*" calcext:value-type="string">
            <text:p>*</text:p>
          </table:table-cell>
          <table:table-cell table:formula="of:=AVERAGE([.D1042:.D1061])" office:value-type="float" office:value="11309.7985" calcext:value-type="float">
            <text:p>11309.798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66.41" calcext:value-type="float">
            <text:p>3916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09.15" calcext:value-type="float">
            <text:p>3850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09.91" calcext:value-type="float">
            <text:p>3860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31.65" calcext:value-type="float">
            <text:p>3913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20.3" calcext:value-type="float">
            <text:p>3842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231.53" calcext:value-type="float">
            <text:p>3923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43.19" calcext:value-type="float">
            <text:p>3934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31.62" calcext:value-type="float">
            <text:p>3933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97.18" calcext:value-type="float">
            <text:p>388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80.7" calcext:value-type="float">
            <text:p>386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933.62" calcext:value-type="float">
            <text:p>3893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072.28" calcext:value-type="float">
            <text:p>3807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27.1" calcext:value-type="float">
            <text:p>3852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29.43" calcext:value-type="float">
            <text:p>391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5.21" calcext:value-type="float">
            <text:p>3908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0.17" calcext:value-type="float">
            <text:p>3908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226.8" calcext:value-type="float">
            <text:p>38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66.04" calcext:value-type="float">
            <text:p>3886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04.79" calcext:value-type="float">
            <text:p>38404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308.1" calcext:value-type="float">
            <text:p>38308.1</text:p>
          </table:table-cell>
          <table:table-cell table:formula="of:=[.A1081]" office:value-type="string" office:string-value="inexact_complexnum" calcext:value-type="string">
            <text:p>inexact_complexnum</text:p>
          </table:table-cell>
          <table:table-cell table:formula="of:=[.B1081]" office:value-type="string" office:string-value="exact_complexnum" calcext:value-type="string">
            <text:p>exact_complexnum</text:p>
          </table:table-cell>
          <table:table-cell table:formula="of:=[.C1081]" office:value-type="string" office:string-value="/" calcext:value-type="string">
            <text:p>/</text:p>
          </table:table-cell>
          <table:table-cell table:formula="of:=AVERAGE([.D1062:.D1081])" office:value-type="float" office:value="38797.759" calcext:value-type="float">
            <text:p>38797.759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6.36" calcext:value-type="float">
            <text:p>353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8.5" calcext:value-type="float">
            <text:p>351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44.28" calcext:value-type="float">
            <text:p>354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3.52" calcext:value-type="float">
            <text:p>352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99.4" calcext:value-type="float">
            <text:p>349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4.17" calcext:value-type="float">
            <text:p>353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3.24" calcext:value-type="float">
            <text:p>356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2.95" calcext:value-type="float">
            <text:p>35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54.95" calcext:value-type="float">
            <text:p>3554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4.46" calcext:value-type="float">
            <text:p>350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73.62" calcext:value-type="float">
            <text:p>357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78.84" calcext:value-type="float">
            <text:p>347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6.35" calcext:value-type="float">
            <text:p>350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6.18" calcext:value-type="float">
            <text:p>3516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3.12" calcext:value-type="float">
            <text:p>350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6.4" calcext:value-type="float">
            <text:p>352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1.9" calcext:value-type="float">
            <text:p>351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3.59" calcext:value-type="float">
            <text:p>351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24" calcext:value-type="float">
            <text:p>351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68" calcext:value-type="float">
            <text:p>3517.68</text:p>
          </table:table-cell>
          <table:table-cell table:formula="of:=[.A1101]" office:value-type="string" office:string-value="inexact_complexnum" calcext:value-type="string">
            <text:p>inexact_complexnum</text:p>
          </table:table-cell>
          <table:table-cell table:formula="of:=[.B1101]" office:value-type="string" office:string-value="exact_complexnum" calcext:value-type="string">
            <text:p>exact_complexnum</text:p>
          </table:table-cell>
          <table:table-cell table:formula="of:=[.C1101]" office:value-type="string" office:string-value="+" calcext:value-type="string">
            <text:p>+</text:p>
          </table:table-cell>
          <table:table-cell table:formula="of:=AVERAGE([.D1082:.D1101])" office:value-type="float" office:value="3525.3375" calcext:value-type="float">
            <text:p>3525.337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121]" office:value-type="string" office:string-value="inexact_complexnum" calcext:value-type="string">
            <text:p>inexact_complexnum</text:p>
          </table:table-cell>
          <table:table-cell table:formula="of:=[.B1121]" office:value-type="string" office:string-value="fixnum" calcext:value-type="string">
            <text:p>fixnum</text:p>
          </table:table-cell>
          <table:table-cell table:formula="of:=[.C1121]" office:value-type="string" office:string-value="-" calcext:value-type="string">
            <text:p>-</text:p>
          </table:table-cell>
          <table:table-cell table:formula="of:=AVERAGE([.D1102:.D112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1141]" office:value-type="string" office:string-value="inexact_complexnum" calcext:value-type="string">
            <text:p>inexact_complexnum</text:p>
          </table:table-cell>
          <table:table-cell table:formula="of:=[.B1141]" office:value-type="string" office:string-value="fixnum" calcext:value-type="string">
            <text:p>fixnum</text:p>
          </table:table-cell>
          <table:table-cell table:formula="of:=[.C1141]" office:value-type="string" office:string-value="*" calcext:value-type="string">
            <text:p>*</text:p>
          </table:table-cell>
          <table:table-cell table:formula="of:=AVERAGE([.D1122:.D1141])" office:value-type="float" office:value="2.2635" calcext:value-type="float">
            <text:p>2.26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1161]" office:value-type="string" office:string-value="inexact_complexnum" calcext:value-type="string">
            <text:p>inexact_complexnum</text:p>
          </table:table-cell>
          <table:table-cell table:formula="of:=[.B1161]" office:value-type="string" office:string-value="fixnum" calcext:value-type="string">
            <text:p>fixnum</text:p>
          </table:table-cell>
          <table:table-cell table:formula="of:=[.C1161]" office:value-type="string" office:string-value="/" calcext:value-type="string">
            <text:p>/</text:p>
          </table:table-cell>
          <table:table-cell table:formula="of:=AVERAGE([.D1142:.D1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1181]" office:value-type="string" office:string-value="inexact_complexnum" calcext:value-type="string">
            <text:p>inexact_complexnum</text:p>
          </table:table-cell>
          <table:table-cell table:formula="of:=[.B1181]" office:value-type="string" office:string-value="fixnum" calcext:value-type="string">
            <text:p>fixnum</text:p>
          </table:table-cell>
          <table:table-cell table:formula="of:=[.C1181]" office:value-type="string" office:string-value="+" calcext:value-type="string">
            <text:p>+</text:p>
          </table:table-cell>
          <table:table-cell table:formula="of:=AVERAGE([.D1162:.D11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7.04" calcext:value-type="float">
            <text:p>364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9.43" calcext:value-type="float">
            <text:p>36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5.43" calcext:value-type="float">
            <text:p>361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8.35" calcext:value-type="float">
            <text:p>365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5.74" calcext:value-type="float">
            <text:p>36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9.59" calcext:value-type="float">
            <text:p>3669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8.53" calcext:value-type="float">
            <text:p>366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0.12" calcext:value-type="float">
            <text:p>365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76.81" calcext:value-type="float">
            <text:p>367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4.54" calcext:value-type="float">
            <text:p>361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3.11" calcext:value-type="float">
            <text:p>36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7.97" calcext:value-type="float">
            <text:p>360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4.64" calcext:value-type="float">
            <text:p>3634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3.88" calcext:value-type="float">
            <text:p>363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5.88" calcext:value-type="float">
            <text:p>362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6.36" calcext:value-type="float">
            <text:p>366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2.07" calcext:value-type="float">
            <text:p>3602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75" calcext:value-type="float">
            <text:p>36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0.21" calcext:value-type="float">
            <text:p>3630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01" calcext:value-type="float">
            <text:p>3620.01</text:p>
          </table:table-cell>
          <table:table-cell table:formula="of:=[.A1201]" office:value-type="string" office:string-value="inexact_complexnum" calcext:value-type="string">
            <text:p>inexact_complexnum</text:p>
          </table:table-cell>
          <table:table-cell table:formula="of:=[.B1201]" office:value-type="string" office:string-value="ratnum" calcext:value-type="string">
            <text:p>ratnum</text:p>
          </table:table-cell>
          <table:table-cell table:formula="of:=[.C1201]" office:value-type="string" office:string-value="-" calcext:value-type="string">
            <text:p>-</text:p>
          </table:table-cell>
          <table:table-cell table:formula="of:=AVERAGE([.D1182:.D1201])" office:value-type="float" office:value="3637.523" calcext:value-type="float">
            <text:p>3637.523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3.92" calcext:value-type="float">
            <text:p>293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5.2" calcext:value-type="float">
            <text:p>290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7.47" calcext:value-type="float">
            <text:p>290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8.52" calcext:value-type="float">
            <text:p>293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7.29" calcext:value-type="float">
            <text:p>289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9.42" calcext:value-type="float">
            <text:p>292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3.32" calcext:value-type="float">
            <text:p>300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5.62" calcext:value-type="float">
            <text:p>293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7.47" calcext:value-type="float">
            <text:p>293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4.21" calcext:value-type="float">
            <text:p>292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0.98" calcext:value-type="float">
            <text:p>29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7.21" calcext:value-type="float">
            <text:p>288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3.12" calcext:value-type="float">
            <text:p>291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9.46" calcext:value-type="float">
            <text:p>291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3.73" calcext:value-type="float">
            <text:p>2923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1.73" calcext:value-type="float">
            <text:p>292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3.34" calcext:value-type="float">
            <text:p>289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79" calcext:value-type="float">
            <text:p>2920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9.72" calcext:value-type="float">
            <text:p>2889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6.17" calcext:value-type="float">
            <text:p>2896.17</text:p>
          </table:table-cell>
          <table:table-cell table:formula="of:=[.A1221]" office:value-type="string" office:string-value="inexact_complexnum" calcext:value-type="string">
            <text:p>inexact_complexnum</text:p>
          </table:table-cell>
          <table:table-cell table:formula="of:=[.B1221]" office:value-type="string" office:string-value="ratnum" calcext:value-type="string">
            <text:p>ratnum</text:p>
          </table:table-cell>
          <table:table-cell table:formula="of:=[.C1221]" office:value-type="string" office:string-value="*" calcext:value-type="string">
            <text:p>*</text:p>
          </table:table-cell>
          <table:table-cell table:formula="of:=AVERAGE([.D1202:.D1221])" office:value-type="float" office:value="2920.4345" calcext:value-type="float">
            <text:p>2920.434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92" calcext:value-type="float">
            <text:p>316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1.94" calcext:value-type="float">
            <text:p>3131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4.68" calcext:value-type="float">
            <text:p>313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47" calcext:value-type="float">
            <text:p>3154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3.44" calcext:value-type="float">
            <text:p>314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44" calcext:value-type="float">
            <text:p>316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220.74" calcext:value-type="float">
            <text:p>322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8.71" calcext:value-type="float">
            <text:p>3148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6.61" calcext:value-type="float">
            <text:p>316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9.04" calcext:value-type="float">
            <text:p>3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3.25" calcext:value-type="float">
            <text:p>316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2.83" calcext:value-type="float">
            <text:p>31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7.25" calcext:value-type="float">
            <text:p>31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1" calcext:value-type="float">
            <text:p>315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9.73" calcext:value-type="float">
            <text:p>312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9.15" calcext:value-type="float">
            <text:p>314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6.37" calcext:value-type="float">
            <text:p>311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6.37" calcext:value-type="float">
            <text:p>314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04.05" calcext:value-type="float">
            <text:p>3104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4.19" calcext:value-type="float">
            <text:p>3114.19</text:p>
          </table:table-cell>
          <table:table-cell table:formula="of:=[.A1241]" office:value-type="string" office:string-value="inexact_complexnum" calcext:value-type="string">
            <text:p>inexact_complexnum</text:p>
          </table:table-cell>
          <table:table-cell table:formula="of:=[.B1241]" office:value-type="string" office:string-value="ratnum" calcext:value-type="string">
            <text:p>ratnum</text:p>
          </table:table-cell>
          <table:table-cell table:formula="of:=[.C1241]" office:value-type="string" office:string-value="/" calcext:value-type="string">
            <text:p>/</text:p>
          </table:table-cell>
          <table:table-cell table:formula="of:=AVERAGE([.D1222:.D1241])" office:value-type="float" office:value="3144.414" calcext:value-type="float">
            <text:p>3144.414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3.25" calcext:value-type="float">
            <text:p>319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5" calcext:value-type="float">
            <text:p>3188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0.35" calcext:value-type="float">
            <text:p>31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7.89" calcext:value-type="float">
            <text:p>320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4.4" calcext:value-type="float">
            <text:p>319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7.28" calcext:value-type="float">
            <text:p>32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5.59" calcext:value-type="float">
            <text:p>321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6.91" calcext:value-type="float">
            <text:p>318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20.65" calcext:value-type="float">
            <text:p>322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32" calcext:value-type="float">
            <text:p>316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0.76" calcext:value-type="float">
            <text:p>320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3.05" calcext:value-type="float">
            <text:p>316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8.66" calcext:value-type="float">
            <text:p>3178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08" calcext:value-type="float">
            <text:p>3188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2.99" calcext:value-type="float">
            <text:p>31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9.4" calcext:value-type="float">
            <text:p>321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5.45" calcext:value-type="float">
            <text:p>316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9.35" calcext:value-type="float">
            <text:p>317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1.97" calcext:value-type="float">
            <text:p>317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48" calcext:value-type="float">
            <text:p>3166.48</text:p>
          </table:table-cell>
          <table:table-cell table:formula="of:=[.A1261]" office:value-type="string" office:string-value="inexact_complexnum" calcext:value-type="string">
            <text:p>inexact_complexnum</text:p>
          </table:table-cell>
          <table:table-cell table:formula="of:=[.B1261]" office:value-type="string" office:string-value="ratnum" calcext:value-type="string">
            <text:p>ratnum</text:p>
          </table:table-cell>
          <table:table-cell table:formula="of:=[.C1261]" office:value-type="string" office:string-value="+" calcext:value-type="string">
            <text:p>+</text:p>
          </table:table-cell>
          <table:table-cell table:formula="of:=AVERAGE([.D1242:.D1261])" office:value-type="float" office:value="3188.884" calcext:value-type="float">
            <text:p>3188.88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92" calcext:value-type="float">
            <text:p>136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4" calcext:value-type="float">
            <text:p>13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6" calcext:value-type="float">
            <text:p>13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12" calcext:value-type="float">
            <text:p>13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65" calcext:value-type="float">
            <text:p>14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58" calcext:value-type="float">
            <text:p>14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3" calcext:value-type="float">
            <text:p>13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25" calcext:value-type="float">
            <text:p>13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38" calcext:value-type="float">
            <text:p>137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85" calcext:value-type="float">
            <text:p>13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64" calcext:value-type="float">
            <text:p>13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49" calcext:value-type="float">
            <text:p>1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84" calcext:value-type="float">
            <text:p>136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87" calcext:value-type="float">
            <text:p>138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8" calcext:value-type="float">
            <text:p>137.48</text:p>
          </table:table-cell>
          <table:table-cell table:formula="of:=[.A1281]" office:value-type="string" office:string-value="ratnum" calcext:value-type="string">
            <text:p>ratnum</text:p>
          </table:table-cell>
          <table:table-cell table:formula="of:=[.B1281]" office:value-type="string" office:string-value="bignum" calcext:value-type="string">
            <text:p>bignum</text:p>
          </table:table-cell>
          <table:table-cell table:formula="of:=[.C1281]" office:value-type="string" office:string-value="-" calcext:value-type="string">
            <text:p>-</text:p>
          </table:table-cell>
          <table:table-cell table:formula="of:=AVERAGE([.D1262:.D1281])" office:value-type="float" office:value="138.2965" calcext:value-type="float">
            <text:p>138.296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3" calcext:value-type="float">
            <text:p>29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03" calcext:value-type="float">
            <text:p>29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68" calcext:value-type="float">
            <text:p>29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7.19" calcext:value-type="float">
            <text:p>29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78" calcext:value-type="float">
            <text:p>29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34" calcext:value-type="float">
            <text:p>29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8.96" calcext:value-type="float">
            <text:p>29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46" calcext:value-type="float">
            <text:p>29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39" calcext:value-type="float">
            <text:p>291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79" calcext:value-type="float">
            <text:p>288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8" calcext:value-type="float">
            <text:p>29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5" calcext:value-type="float">
            <text:p>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5" calcext:value-type="float">
            <text:p>28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03" calcext:value-type="float">
            <text:p>29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" calcext:value-type="float">
            <text:p>29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81" calcext:value-type="float">
            <text:p>28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81" calcext:value-type="float">
            <text:p>29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9" calcext:value-type="float">
            <text:p>289.19</text:p>
          </table:table-cell>
          <table:table-cell table:formula="of:=[.A1301]" office:value-type="string" office:string-value="ratnum" calcext:value-type="string">
            <text:p>ratnum</text:p>
          </table:table-cell>
          <table:table-cell table:formula="of:=[.B1301]" office:value-type="string" office:string-value="bignum" calcext:value-type="string">
            <text:p>bignum</text:p>
          </table:table-cell>
          <table:table-cell table:formula="of:=[.C1301]" office:value-type="string" office:string-value="*" calcext:value-type="string">
            <text:p>*</text:p>
          </table:table-cell>
          <table:table-cell table:formula="of:=AVERAGE([.D1282:.D1301])" office:value-type="float" office:value="292.194" calcext:value-type="float">
            <text:p>292.19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9.01" calcext:value-type="float">
            <text:p>149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6" calcext:value-type="float">
            <text:p>14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69" calcext:value-type="float">
            <text:p>14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5.2" calcext:value-type="float">
            <text:p>14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5" calcext:value-type="float">
            <text:p>14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7" calcext:value-type="float">
            <text:p>141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8" calcext:value-type="float">
            <text:p>14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7" calcext:value-type="float">
            <text:p>14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55" calcext:value-type="float">
            <text:p>13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5" calcext:value-type="float">
            <text:p>14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4" calcext:value-type="float">
            <text:p>14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83" calcext:value-type="float">
            <text:p>1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4" calcext:value-type="float">
            <text:p>14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3.95" calcext:value-type="float">
            <text:p>133.95</text:p>
          </table:table-cell>
          <table:table-cell table:formula="of:=[.A1321]" office:value-type="string" office:string-value="ratnum" calcext:value-type="string">
            <text:p>ratnum</text:p>
          </table:table-cell>
          <table:table-cell table:formula="of:=[.B1321]" office:value-type="string" office:string-value="bignum" calcext:value-type="string">
            <text:p>bignum</text:p>
          </table:table-cell>
          <table:table-cell table:formula="of:=[.C1321]" office:value-type="string" office:string-value="/" calcext:value-type="string">
            <text:p>/</text:p>
          </table:table-cell>
          <table:table-cell table:formula="of:=AVERAGE([.D1302:.D1321])" office:value-type="float" office:value="141.199" calcext:value-type="float">
            <text:p>141.19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3" calcext:value-type="float">
            <text:p>13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9" calcext:value-type="float">
            <text:p>13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6" calcext:value-type="float">
            <text:p>13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3" calcext:value-type="float">
            <text:p>1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07" calcext:value-type="float">
            <text:p>139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97" calcext:value-type="float">
            <text:p>139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3" calcext:value-type="float">
            <text:p>13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8" calcext:value-type="float">
            <text:p>13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48" calcext:value-type="float">
            <text:p>13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8" calcext:value-type="float">
            <text:p>13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83" calcext:value-type="float">
            <text:p>138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44" calcext:value-type="float">
            <text:p>13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59" calcext:value-type="float">
            <text:p>13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38" calcext:value-type="float">
            <text:p>13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56" calcext:value-type="float">
            <text:p>13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52" calcext:value-type="float">
            <text:p>133.52</text:p>
          </table:table-cell>
          <table:table-cell table:formula="of:=[.A1341]" office:value-type="string" office:string-value="ratnum" calcext:value-type="string">
            <text:p>ratnum</text:p>
          </table:table-cell>
          <table:table-cell table:formula="of:=[.B1341]" office:value-type="string" office:string-value="bignum" calcext:value-type="string">
            <text:p>bignum</text:p>
          </table:table-cell>
          <table:table-cell table:formula="of:=[.C1341]" office:value-type="string" office:string-value="+" calcext:value-type="string">
            <text:p>+</text:p>
          </table:table-cell>
          <table:table-cell table:formula="of:=AVERAGE([.D1322:.D1341])" office:value-type="float" office:value="137.5215" calcext:value-type="float">
            <text:p>137.521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0.49" calcext:value-type="float">
            <text:p>9260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9.42" calcext:value-type="float">
            <text:p>915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79.5" calcext:value-type="float">
            <text:p>91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09" calcext:value-type="float">
            <text:p>9186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9.64" calcext:value-type="float">
            <text:p>90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9.6" calcext:value-type="float">
            <text:p>926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320.07" calcext:value-type="float">
            <text:p>932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4.1" calcext:value-type="float">
            <text:p>926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13.38" calcext:value-type="float">
            <text:p>921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66.83" calcext:value-type="float">
            <text:p>916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3.16" calcext:value-type="float">
            <text:p>919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43.91" calcext:value-type="float">
            <text:p>904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1.11" calcext:value-type="float">
            <text:p>915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21.55" calcext:value-type="float">
            <text:p>922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4.23" calcext:value-type="float">
            <text:p>919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90.35" calcext:value-type="float">
            <text:p>9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93.21" calcext:value-type="float">
            <text:p>909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07.3" calcext:value-type="float">
            <text:p>920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43.55" calcext:value-type="float">
            <text:p>914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0.91" calcext:value-type="float">
            <text:p>9080.91</text:p>
          </table:table-cell>
          <table:table-cell table:formula="of:=[.A1361]" office:value-type="string" office:string-value="ratnum" calcext:value-type="string">
            <text:p>ratnum</text:p>
          </table:table-cell>
          <table:table-cell table:formula="of:=[.B1361]" office:value-type="string" office:string-value="exact_complexnum" calcext:value-type="string">
            <text:p>exact_complexnum</text:p>
          </table:table-cell>
          <table:table-cell table:formula="of:=[.C1361]" office:value-type="string" office:string-value="-" calcext:value-type="string">
            <text:p>-</text:p>
          </table:table-cell>
          <table:table-cell table:formula="of:=AVERAGE([.D1342:.D1361])" office:value-type="float" office:value="9186.42" calcext:value-type="float">
            <text:p>9186.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8.89" calcext:value-type="float">
            <text:p>706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22.45" calcext:value-type="float">
            <text:p>692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99.56" calcext:value-type="float">
            <text:p>689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1.23" calcext:value-type="float">
            <text:p>6991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19" calcext:value-type="float">
            <text:p>6931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85.13" calcext:value-type="float">
            <text:p>7085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70.06" calcext:value-type="float">
            <text:p>707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14.29" calcext:value-type="float">
            <text:p>711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54.86" calcext:value-type="float">
            <text:p>69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8.34" calcext:value-type="float">
            <text:p>6998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3.67" calcext:value-type="float">
            <text:p>699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25.63" calcext:value-type="float">
            <text:p>68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10.47" calcext:value-type="float">
            <text:p>6910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28.84" calcext:value-type="float">
            <text:p>702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03.94" calcext:value-type="float">
            <text:p>710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9.08" calcext:value-type="float">
            <text:p>7069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98" calcext:value-type="float">
            <text:p>6931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33.8" calcext:value-type="float">
            <text:p>70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44.35" calcext:value-type="float">
            <text:p>694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77.14" calcext:value-type="float">
            <text:p>6877.14</text:p>
          </table:table-cell>
          <table:table-cell table:formula="of:=[.A1381]" office:value-type="string" office:string-value="ratnum" calcext:value-type="string">
            <text:p>ratnum</text:p>
          </table:table-cell>
          <table:table-cell table:formula="of:=[.B1381]" office:value-type="string" office:string-value="exact_complexnum" calcext:value-type="string">
            <text:p>exact_complexnum</text:p>
          </table:table-cell>
          <table:table-cell table:formula="of:=[.C1381]" office:value-type="string" office:string-value="*" calcext:value-type="string">
            <text:p>*</text:p>
          </table:table-cell>
          <table:table-cell table:formula="of:=AVERAGE([.D1362:.D1381])" office:value-type="float" office:value="6987.745" calcext:value-type="float">
            <text:p>6987.74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49" calcext:value-type="float">
            <text:p>67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30.55" calcext:value-type="float">
            <text:p>663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08.61" calcext:value-type="float">
            <text:p>6608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90.29" calcext:value-type="float">
            <text:p>669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1.53" calcext:value-type="float">
            <text:p>668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4" calcext:value-type="float">
            <text:p>674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7.87" calcext:value-type="float">
            <text:p>675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89.4" calcext:value-type="float">
            <text:p>678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0.73" calcext:value-type="float">
            <text:p>666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0.98" calcext:value-type="float">
            <text:p>668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4.8" calcext:value-type="float">
            <text:p>666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26.31" calcext:value-type="float">
            <text:p>652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07.23" calcext:value-type="float">
            <text:p>670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0.38" calcext:value-type="float">
            <text:p>675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05" calcext:value-type="float">
            <text:p>674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2.83" calcext:value-type="float">
            <text:p>66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33" calcext:value-type="float">
            <text:p>673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7.45" calcext:value-type="float">
            <text:p>664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59.47" calcext:value-type="float">
            <text:p>6559.47</text:p>
          </table:table-cell>
          <table:table-cell table:formula="of:=[.A1401]" office:value-type="string" office:string-value="ratnum" calcext:value-type="string">
            <text:p>ratnum</text:p>
          </table:table-cell>
          <table:table-cell table:formula="of:=[.B1401]" office:value-type="string" office:string-value="exact_complexnum" calcext:value-type="string">
            <text:p>exact_complexnum</text:p>
          </table:table-cell>
          <table:table-cell table:formula="of:=[.C1401]" office:value-type="string" office:string-value="/" calcext:value-type="string">
            <text:p>/</text:p>
          </table:table-cell>
          <table:table-cell table:formula="of:=AVERAGE([.D1382:.D1401])" office:value-type="float" office:value="6678.235" calcext:value-type="float">
            <text:p>6678.23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81.48" calcext:value-type="float">
            <text:p>9181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84.55" calcext:value-type="float">
            <text:p>908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12" calcext:value-type="float">
            <text:p>909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39.3" calcext:value-type="float">
            <text:p>90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73.14" calcext:value-type="float">
            <text:p>917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49.56" calcext:value-type="float">
            <text:p>92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69.45" calcext:value-type="float">
            <text:p>916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3.68" calcext:value-type="float">
            <text:p>919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53.72" calcext:value-type="float">
            <text:p>9053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2" calcext:value-type="float">
            <text:p>912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8984.87" calcext:value-type="float">
            <text:p>898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75.15" calcext:value-type="float">
            <text:p>90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2.11" calcext:value-type="float">
            <text:p>9192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5" calcext:value-type="float">
            <text:p>912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24.81" calcext:value-type="float">
            <text:p>9024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33.93" calcext:value-type="float">
            <text:p>913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49" calcext:value-type="float">
            <text:p>909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10.98" calcext:value-type="float">
            <text:p>9010.98</text:p>
          </table:table-cell>
          <table:table-cell table:formula="of:=[.A1421]" office:value-type="string" office:string-value="ratnum" calcext:value-type="string">
            <text:p>ratnum</text:p>
          </table:table-cell>
          <table:table-cell table:formula="of:=[.B1421]" office:value-type="string" office:string-value="exact_complexnum" calcext:value-type="string">
            <text:p>exact_complexnum</text:p>
          </table:table-cell>
          <table:table-cell table:formula="of:=[.C1421]" office:value-type="string" office:string-value="+" calcext:value-type="string">
            <text:p>+</text:p>
          </table:table-cell>
          <table:table-cell table:formula="of:=AVERAGE([.D1402:.D1421])" office:value-type="float" office:value="9118.0605" calcext:value-type="float">
            <text:p>9118.060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441]" office:value-type="string" office:string-value="ratnum" calcext:value-type="string">
            <text:p>ratnum</text:p>
          </table:table-cell>
          <table:table-cell table:formula="of:=[.B1441]" office:value-type="string" office:string-value="fixnum" calcext:value-type="string">
            <text:p>fixnum</text:p>
          </table:table-cell>
          <table:table-cell table:formula="of:=[.C1441]" office:value-type="string" office:string-value="-" calcext:value-type="string">
            <text:p>-</text:p>
          </table:table-cell>
          <table:table-cell table:formula="of:=AVERAGE([.D1422:.D14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1461]" office:value-type="string" office:string-value="ratnum" calcext:value-type="string">
            <text:p>ratnum</text:p>
          </table:table-cell>
          <table:table-cell table:formula="of:=[.B1461]" office:value-type="string" office:string-value="fixnum" calcext:value-type="string">
            <text:p>fixnum</text:p>
          </table:table-cell>
          <table:table-cell table:formula="of:=[.C1461]" office:value-type="string" office:string-value="*" calcext:value-type="string">
            <text:p>*</text:p>
          </table:table-cell>
          <table:table-cell table:formula="of:=AVERAGE([.D1442:.D1461])" office:value-type="float" office:value="2.276" calcext:value-type="float">
            <text:p>2.27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1481]" office:value-type="string" office:string-value="ratnum" calcext:value-type="string">
            <text:p>ratnum</text:p>
          </table:table-cell>
          <table:table-cell table:formula="of:=[.B1481]" office:value-type="string" office:string-value="fixnum" calcext:value-type="string">
            <text:p>fixnum</text:p>
          </table:table-cell>
          <table:table-cell table:formula="of:=[.C1481]" office:value-type="string" office:string-value="/" calcext:value-type="string">
            <text:p>/</text:p>
          </table:table-cell>
          <table:table-cell table:formula="of:=AVERAGE([.D1462:.D148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formula="of:=[.A1501]" office:value-type="string" office:string-value="ratnum" calcext:value-type="string">
            <text:p>ratnum</text:p>
          </table:table-cell>
          <table:table-cell table:formula="of:=[.B1501]" office:value-type="string" office:string-value="fixnum" calcext:value-type="string">
            <text:p>fixnum</text:p>
          </table:table-cell>
          <table:table-cell table:formula="of:=[.C1501]" office:value-type="string" office:string-value="+" calcext:value-type="string">
            <text:p>+</text:p>
          </table:table-cell>
          <table:table-cell table:formula="of:=AVERAGE([.D1482:.D150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2.66" calcext:value-type="float">
            <text:p>3482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0.43" calcext:value-type="float">
            <text:p>348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4" calcext:value-type="float">
            <text:p>345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2.18" calcext:value-type="float">
            <text:p>350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4.01" calcext:value-type="float">
            <text:p>346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4.46" calcext:value-type="float">
            <text:p>35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9.6" calcext:value-type="float">
            <text:p>351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8.45" calcext:value-type="float">
            <text:p>348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4.74" calcext:value-type="float">
            <text:p>3504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9.67" calcext:value-type="float">
            <text:p>34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4.54" calcext:value-type="float">
            <text:p>347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3.3" calcext:value-type="float">
            <text:p>345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8.26" calcext:value-type="float">
            <text:p>347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0.07" calcext:value-type="float">
            <text:p>347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6" calcext:value-type="float">
            <text:p>346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5.31" calcext:value-type="float">
            <text:p>351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29.54" calcext:value-type="float">
            <text:p>342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2.99" calcext:value-type="float">
            <text:p>34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59" calcext:value-type="float">
            <text:p>3466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65" calcext:value-type="float">
            <text:p>3451.65</text:p>
          </table:table-cell>
          <table:table-cell table:formula="of:=[.A1521]" office:value-type="string" office:string-value="ratnum" calcext:value-type="string">
            <text:p>ratnum</text:p>
          </table:table-cell>
          <table:table-cell table:formula="of:=[.B1521]" office:value-type="string" office:string-value="inexact_complexnum" calcext:value-type="string">
            <text:p>inexact_complexnum</text:p>
          </table:table-cell>
          <table:table-cell table:formula="of:=[.C1521]" office:value-type="string" office:string-value="-" calcext:value-type="string">
            <text:p>-</text:p>
          </table:table-cell>
          <table:table-cell table:formula="of:=AVERAGE([.D1502:.D1521])" office:value-type="float" office:value="3477.3225" calcext:value-type="float">
            <text:p>3477.322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1.46" calcext:value-type="float">
            <text:p>286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02" calcext:value-type="float">
            <text:p>2845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4.86" calcext:value-type="float">
            <text:p>28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7.99" calcext:value-type="float">
            <text:p>286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3.94" calcext:value-type="float">
            <text:p>283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7.44" calcext:value-type="float">
            <text:p>285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82.34" calcext:value-type="float">
            <text:p>2882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5.31" calcext:value-type="float">
            <text:p>28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73.97" calcext:value-type="float">
            <text:p>287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19" calcext:value-type="float">
            <text:p>284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86" calcext:value-type="float">
            <text:p>28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2.57" calcext:value-type="float">
            <text:p>283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2.16" calcext:value-type="float">
            <text:p>285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07" calcext:value-type="float">
            <text:p>285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6.78" calcext:value-type="float">
            <text:p>284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6.36" calcext:value-type="float">
            <text:p>285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7.72" calcext:value-type="float">
            <text:p>28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07" calcext:value-type="float">
            <text:p>285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3.77" calcext:value-type="float">
            <text:p>282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5.29" calcext:value-type="float">
            <text:p>2825.29</text:p>
          </table:table-cell>
          <table:table-cell table:formula="of:=[.A1541]" office:value-type="string" office:string-value="ratnum" calcext:value-type="string">
            <text:p>ratnum</text:p>
          </table:table-cell>
          <table:table-cell table:formula="of:=[.B1541]" office:value-type="string" office:string-value="inexact_complexnum" calcext:value-type="string">
            <text:p>inexact_complexnum</text:p>
          </table:table-cell>
          <table:table-cell table:formula="of:=[.C1541]" office:value-type="string" office:string-value="*" calcext:value-type="string">
            <text:p>*</text:p>
          </table:table-cell>
          <table:table-cell table:formula="of:=AVERAGE([.D1522:.D1541])" office:value-type="float" office:value="2850.4585" calcext:value-type="float">
            <text:p>2850.458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42" calcext:value-type="float">
            <text:p>309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6.36" calcext:value-type="float">
            <text:p>307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4.96" calcext:value-type="float">
            <text:p>310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0.05" calcext:value-type="float">
            <text:p>307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5.57" calcext:value-type="float">
            <text:p>31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76.63" calcext:value-type="float">
            <text:p>317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1" calcext:value-type="float">
            <text:p>308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1.16" calcext:value-type="float">
            <text:p>310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5.92" calcext:value-type="float">
            <text:p>30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77" calcext:value-type="float">
            <text:p>309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2.49" calcext:value-type="float">
            <text:p>3052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.43" calcext:value-type="float">
            <text:p>3064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46" calcext:value-type="float">
            <text:p>308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1.81" calcext:value-type="float">
            <text:p>3081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6.97" calcext:value-type="float">
            <text:p>3086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2.46" calcext:value-type="float">
            <text:p>3082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49.69" calcext:value-type="float">
            <text:p>304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3.97" calcext:value-type="float">
            <text:p>3053.97</text:p>
          </table:table-cell>
          <table:table-cell table:formula="of:=[.A1561]" office:value-type="string" office:string-value="ratnum" calcext:value-type="string">
            <text:p>ratnum</text:p>
          </table:table-cell>
          <table:table-cell table:formula="of:=[.B1561]" office:value-type="string" office:string-value="inexact_complexnum" calcext:value-type="string">
            <text:p>inexact_complexnum</text:p>
          </table:table-cell>
          <table:table-cell table:formula="of:=[.C1561]" office:value-type="string" office:string-value="/" calcext:value-type="string">
            <text:p>/</text:p>
          </table:table-cell>
          <table:table-cell table:formula="of:=AVERAGE([.D1542:.D1561])" office:value-type="float" office:value="3083.561" calcext:value-type="float">
            <text:p>3083.56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12" calcext:value-type="float">
            <text:p>301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62" calcext:value-type="float">
            <text:p>2998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78" calcext:value-type="float">
            <text:p>301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6.58" calcext:value-type="float">
            <text:p>30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3.97" calcext:value-type="float">
            <text:p>300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0.04" calcext:value-type="float">
            <text:p>302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3.03" calcext:value-type="float">
            <text:p>302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9.79" calcext:value-type="float">
            <text:p>3019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4.12" calcext:value-type="float">
            <text:p>303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4.48" calcext:value-type="float">
            <text:p>2984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8.29" calcext:value-type="float">
            <text:p>301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3.8" calcext:value-type="float">
            <text:p>298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92" calcext:value-type="float">
            <text:p>299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97" calcext:value-type="float">
            <text:p>299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0.95" calcext:value-type="float">
            <text:p>299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2.9" calcext:value-type="float">
            <text:p>303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46" calcext:value-type="float">
            <text:p>299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5.25" calcext:value-type="float">
            <text:p>300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88" calcext:value-type="float">
            <text:p>301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74.94" calcext:value-type="float">
            <text:p>2974.94</text:p>
          </table:table-cell>
          <table:table-cell table:formula="of:=[.A1581]" office:value-type="string" office:string-value="ratnum" calcext:value-type="string">
            <text:p>ratnum</text:p>
          </table:table-cell>
          <table:table-cell table:formula="of:=[.B1581]" office:value-type="string" office:string-value="inexact_complexnum" calcext:value-type="string">
            <text:p>inexact_complexnum</text:p>
          </table:table-cell>
          <table:table-cell table:formula="of:=[.C1581]" office:value-type="string" office:string-value="+" calcext:value-type="string">
            <text:p>+</text:p>
          </table:table-cell>
          <table:table-cell table:formula="of:=AVERAGE([.D1562:.D1581])" office:value-type="float" office:value="3007.4445" calcext:value-type="float">
            <text:p>3007.4445</text:p>
          </table:table-cell>
        </table:table-row>
      </table:table>
      <table:table table:name="old_raw_20runs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6.36" calcext:value-type="float">
            <text:p>353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6" calcext:value-type="float">
            <text:p>359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46" calcext:value-type="float">
            <text:p>381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47.71" calcext:value-type="float">
            <text:p>1104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75.95" calcext:value-type="float">
            <text:p>11375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49.56" calcext:value-type="float">
            <text:p>143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66.41" calcext:value-type="float">
            <text:p>39166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81.48" calcext:value-type="float">
            <text:p>9181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5.56" calcext:value-type="float">
            <text:p>9175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0.49" calcext:value-type="float">
            <text:p>9260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1.38" calcext:value-type="float">
            <text:p>9261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8.89" calcext:value-type="float">
            <text:p>706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8.91" calcext:value-type="float">
            <text:p>7058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49" calcext:value-type="float">
            <text:p>67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26.54" calcext:value-type="float">
            <text:p>6726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12" calcext:value-type="float">
            <text:p>301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3.25" calcext:value-type="float">
            <text:p>319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2.66" calcext:value-type="float">
            <text:p>3482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7.04" calcext:value-type="float">
            <text:p>364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1.46" calcext:value-type="float">
            <text:p>286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3.92" calcext:value-type="float">
            <text:p>2933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42" calcext:value-type="float">
            <text:p>309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92" calcext:value-type="float">
            <text:p>316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96" calcext:value-type="float">
            <text:p>13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74" calcext:value-type="float">
            <text:p>1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72.25" calcext:value-type="float">
            <text:p>172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5" calcext:value-type="float">
            <text:p>137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81" calcext:value-type="float">
            <text:p>29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7.28" calcext:value-type="float">
            <text:p>18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9" calcext:value-type="float">
            <text:p>140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3" calcext:value-type="float">
            <text:p>13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64" calcext:value-type="float">
            <text:p>137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37" calcext:value-type="float">
            <text:p>29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3" calcext:value-type="float">
            <text:p>29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01" calcext:value-type="float">
            <text:p>15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99" calcext:value-type="float">
            <text:p>131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6" calcext:value-type="float">
            <text:p>174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3" calcext:value-type="float">
            <text:p>176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87" calcext:value-type="float">
            <text:p>313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06" calcext:value-type="float">
            <text:p>2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6.64" calcext:value-type="float">
            <text:p>3296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8.5" calcext:value-type="float">
            <text:p>3518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13" calcext:value-type="float">
            <text:p>3583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3.64" calcext:value-type="float">
            <text:p>380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6.55" calcext:value-type="float">
            <text:p>10986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7.13" calcext:value-type="float">
            <text:p>1131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21.86" calcext:value-type="float">
            <text:p>14221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09.15" calcext:value-type="float">
            <text:p>3850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84.55" calcext:value-type="float">
            <text:p>908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2.43" calcext:value-type="float">
            <text:p>9102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9.42" calcext:value-type="float">
            <text:p>915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37.26" calcext:value-type="float">
            <text:p>913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22.45" calcext:value-type="float">
            <text:p>692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05.72" calcext:value-type="float">
            <text:p>6905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30.55" calcext:value-type="float">
            <text:p>6630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13.41" calcext:value-type="float">
            <text:p>661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62" calcext:value-type="float">
            <text:p>2998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85" calcext:value-type="float">
            <text:p>318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0.43" calcext:value-type="float">
            <text:p>348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9.43" calcext:value-type="float">
            <text:p>36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02" calcext:value-type="float">
            <text:p>2845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5.2" calcext:value-type="float">
            <text:p>290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1.94" calcext:value-type="float">
            <text:p>3131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18" calcext:value-type="float">
            <text:p>13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92" calcext:value-type="float">
            <text:p>138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16.52" calcext:value-type="float">
            <text:p>3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41" calcext:value-type="float">
            <text:p>29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8.57" calcext:value-type="float">
            <text:p>1828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66" calcext:value-type="float">
            <text:p>139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9" calcext:value-type="float">
            <text:p>13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4" calcext:value-type="float">
            <text:p>137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25" calcext:value-type="float">
            <text:p>29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03" calcext:value-type="float">
            <text:p>29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59" calcext:value-type="float">
            <text:p>152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9.01" calcext:value-type="float">
            <text:p>149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48" calcext:value-type="float">
            <text:p>132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56" calcext:value-type="float">
            <text:p>13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3" calcext:value-type="float">
            <text:p>17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86" calcext:value-type="float">
            <text:p>316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78" calcext:value-type="float">
            <text:p>11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2" calcext:value-type="float">
            <text:p>227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44.8" calcext:value-type="float">
            <text:p>334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44.28" calcext:value-type="float">
            <text:p>3544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0.35" calcext:value-type="float">
            <text:p>35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2.03" calcext:value-type="float">
            <text:p>382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6.27" calcext:value-type="float">
            <text:p>11026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47.52" calcext:value-type="float">
            <text:p>1134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50.57" calcext:value-type="float">
            <text:p>14350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09.91" calcext:value-type="float">
            <text:p>38609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12" calcext:value-type="float">
            <text:p>909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9.12" calcext:value-type="float">
            <text:p>907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79.5" calcext:value-type="float">
            <text:p>917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34.03" calcext:value-type="float">
            <text:p>9234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99.56" calcext:value-type="float">
            <text:p>689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4" calcext:value-type="float">
            <text:p>688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08.61" calcext:value-type="float">
            <text:p>6608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95.49" calcext:value-type="float">
            <text:p>659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78" calcext:value-type="float">
            <text:p>301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0.35" calcext:value-type="float">
            <text:p>31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4" calcext:value-type="float">
            <text:p>345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5.43" calcext:value-type="float">
            <text:p>3615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4.86" calcext:value-type="float">
            <text:p>28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7.47" calcext:value-type="float">
            <text:p>290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6.36" calcext:value-type="float">
            <text:p>307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4.68" calcext:value-type="float">
            <text:p>3134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37" calcext:value-type="float">
            <text:p>13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1" calcext:value-type="float">
            <text:p>13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2" calcext:value-type="float">
            <text:p>296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69" calcext:value-type="float">
            <text:p>29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17" calcext:value-type="float">
            <text:p>181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8" calcext:value-type="float">
            <text:p>13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6" calcext:value-type="float">
            <text:p>137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51" calcext:value-type="float">
            <text:p>298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68" calcext:value-type="float">
            <text:p>29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9.95" calcext:value-type="float">
            <text:p>1519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07" calcext:value-type="float">
            <text:p>133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72" calcext:value-type="float">
            <text:p>132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5" calcext:value-type="float">
            <text:p>1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" calcext:value-type="float">
            <text:p>17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32" calcext:value-type="float">
            <text:p>314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43" calcext:value-type="float">
            <text:p>113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4" calcext:value-type="float">
            <text:p>22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5.7" calcext:value-type="float">
            <text:p>3295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3.52" calcext:value-type="float">
            <text:p>352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97" calcext:value-type="float">
            <text:p>359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4.02" calcext:value-type="float">
            <text:p>381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0.26" calcext:value-type="float">
            <text:p>1102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9.67" calcext:value-type="float">
            <text:p>113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77.51" calcext:value-type="float">
            <text:p>1427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31.65" calcext:value-type="float">
            <text:p>3913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11.15" calcext:value-type="float">
            <text:p>9111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86.09" calcext:value-type="float">
            <text:p>9186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89.41" calcext:value-type="float">
            <text:p>918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1.23" calcext:value-type="float">
            <text:p>6991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06.39" calcext:value-type="float">
            <text:p>700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90.29" calcext:value-type="float">
            <text:p>669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94.42" calcext:value-type="float">
            <text:p>6694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6.58" calcext:value-type="float">
            <text:p>30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7.89" calcext:value-type="float">
            <text:p>320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2.18" calcext:value-type="float">
            <text:p>3502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8.35" calcext:value-type="float">
            <text:p>3658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7.99" calcext:value-type="float">
            <text:p>2867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8.52" calcext:value-type="float">
            <text:p>293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4.96" calcext:value-type="float">
            <text:p>3104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47" calcext:value-type="float">
            <text:p>3154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04" calcext:value-type="float">
            <text:p>13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85" calcext:value-type="float">
            <text:p>13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54" calcext:value-type="float">
            <text:p>138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89" calcext:value-type="float">
            <text:p>29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83" calcext:value-type="float">
            <text:p>291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4.9" calcext:value-type="float">
            <text:p>1814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7" calcext:value-type="float">
            <text:p>14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68" calcext:value-type="float">
            <text:p>138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79" calcext:value-type="float">
            <text:p>137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69" calcext:value-type="float">
            <text:p>29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7.19" calcext:value-type="float">
            <text:p>29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4" calcext:value-type="float">
            <text:p>152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6" calcext:value-type="float">
            <text:p>14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2" calcext:value-type="float">
            <text:p>133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09" calcext:value-type="float">
            <text:p>13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71" calcext:value-type="float">
            <text:p>131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3" calcext:value-type="float">
            <text:p>13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13" calcext:value-type="float">
            <text:p>17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21" calcext:value-type="float">
            <text:p>17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9.36" calcext:value-type="float">
            <text:p>31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58" calcext:value-type="float">
            <text:p>11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33" calcext:value-type="float">
            <text:p>22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9.11" calcext:value-type="float">
            <text:p>229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6.39" calcext:value-type="float">
            <text:p>327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99.4" calcext:value-type="float">
            <text:p>349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46" calcext:value-type="float">
            <text:p>355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3.28" calcext:value-type="float">
            <text:p>378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2.35" calcext:value-type="float">
            <text:p>1094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46.04" calcext:value-type="float">
            <text:p>1124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0.39" calcext:value-type="float">
            <text:p>142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20.3" calcext:value-type="float">
            <text:p>3842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39.3" calcext:value-type="float">
            <text:p>90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41" calcext:value-type="float">
            <text:p>906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9.64" calcext:value-type="float">
            <text:p>90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16.81" calcext:value-type="float">
            <text:p>911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19" calcext:value-type="float">
            <text:p>6931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4.75" calcext:value-type="float">
            <text:p>6944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1.53" calcext:value-type="float">
            <text:p>668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6.23" calcext:value-type="float">
            <text:p>664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3.97" calcext:value-type="float">
            <text:p>300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4.4" calcext:value-type="float">
            <text:p>319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4.01" calcext:value-type="float">
            <text:p>346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5.74" calcext:value-type="float">
            <text:p>36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3.94" calcext:value-type="float">
            <text:p>283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7.29" calcext:value-type="float">
            <text:p>289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0.05" calcext:value-type="float">
            <text:p>307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3.44" calcext:value-type="float">
            <text:p>3143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61" calcext:value-type="float">
            <text:p>13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43" calcext:value-type="float">
            <text:p>14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22" calcext:value-type="float">
            <text:p>138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98" calcext:value-type="float">
            <text:p>138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62" calcext:value-type="float">
            <text:p>297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81" calcext:value-type="float">
            <text:p>1807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77" calcext:value-type="float">
            <text:p>14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32" calcext:value-type="float">
            <text:p>14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6" calcext:value-type="float">
            <text:p>13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36" calcext:value-type="float">
            <text:p>138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12" calcext:value-type="float">
            <text:p>13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77" calcext:value-type="float">
            <text:p>297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78" calcext:value-type="float">
            <text:p>29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2.23" calcext:value-type="float">
            <text:p>1512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69" calcext:value-type="float">
            <text:p>14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9" calcext:value-type="float">
            <text:p>133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1" calcext:value-type="float">
            <text:p>136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27" calcext:value-type="float">
            <text:p>174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38" calcext:value-type="float">
            <text:p>17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1" calcext:value-type="float">
            <text:p>31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1" calcext:value-type="float">
            <text:p>115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8" calcext:value-type="float">
            <text:p>22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3.5" calcext:value-type="float">
            <text:p>330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4.17" calcext:value-type="float">
            <text:p>3534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59" calcext:value-type="float">
            <text:p>3590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5.29" calcext:value-type="float">
            <text:p>3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7.66" calcext:value-type="float">
            <text:p>11077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99.41" calcext:value-type="float">
            <text:p>1139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8.73" calcext:value-type="float">
            <text:p>14318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231.53" calcext:value-type="float">
            <text:p>3923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73.14" calcext:value-type="float">
            <text:p>917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67.1" calcext:value-type="float">
            <text:p>916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9.6" calcext:value-type="float">
            <text:p>926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47.7" calcext:value-type="float">
            <text:p>924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85.13" calcext:value-type="float">
            <text:p>708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88.55" calcext:value-type="float">
            <text:p>7088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4" calcext:value-type="float">
            <text:p>674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2.15" calcext:value-type="float">
            <text:p>6732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0.04" calcext:value-type="float">
            <text:p>302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7.28" calcext:value-type="float">
            <text:p>32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4.46" calcext:value-type="float">
            <text:p>351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9.59" calcext:value-type="float">
            <text:p>3669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7.44" calcext:value-type="float">
            <text:p>285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9.42" calcext:value-type="float">
            <text:p>292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5.57" calcext:value-type="float">
            <text:p>31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44" calcext:value-type="float">
            <text:p>316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96" calcext:value-type="float">
            <text:p>137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45" calcext:value-type="float">
            <text:p>13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45" calcext:value-type="float">
            <text:p>29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41" calcext:value-type="float">
            <text:p>29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09" calcext:value-type="float">
            <text:p>1820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41" calcext:value-type="float">
            <text:p>14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3" calcext:value-type="float">
            <text:p>1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34" calcext:value-type="float">
            <text:p>294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63" calcext:value-type="float">
            <text:p>152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5" calcext:value-type="float">
            <text:p>136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37" calcext:value-type="float">
            <text:p>13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5" calcext:value-type="float">
            <text:p>13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8" calcext:value-type="float">
            <text:p>17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11" calcext:value-type="float">
            <text:p>17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58" calcext:value-type="float">
            <text:p>318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3" calcext:value-type="float">
            <text:p>113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32.54" calcext:value-type="float">
            <text:p>2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2" calcext:value-type="float">
            <text:p>227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5.32" calcext:value-type="float">
            <text:p>330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3.24" calcext:value-type="float">
            <text:p>3563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18" calcext:value-type="float">
            <text:p>35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8.39" calcext:value-type="float">
            <text:p>3828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2.96" calcext:value-type="float">
            <text:p>1107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82.84" calcext:value-type="float">
            <text:p>11382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6.63" calcext:value-type="float">
            <text:p>1431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43.19" calcext:value-type="float">
            <text:p>39343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49.56" calcext:value-type="float">
            <text:p>92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53.83" calcext:value-type="float">
            <text:p>925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320.07" calcext:value-type="float">
            <text:p>932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305.57" calcext:value-type="float">
            <text:p>93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70.06" calcext:value-type="float">
            <text:p>707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72.81" calcext:value-type="float">
            <text:p>707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7.87" calcext:value-type="float">
            <text:p>675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4.36" calcext:value-type="float">
            <text:p>6714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3.03" calcext:value-type="float">
            <text:p>302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5.59" calcext:value-type="float">
            <text:p>321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9.6" calcext:value-type="float">
            <text:p>351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8.53" calcext:value-type="float">
            <text:p>366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82.34" calcext:value-type="float">
            <text:p>2882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3.32" calcext:value-type="float">
            <text:p>300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76.63" calcext:value-type="float">
            <text:p>317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220.74" calcext:value-type="float">
            <text:p>3220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35" calcext:value-type="float">
            <text:p>13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51" calcext:value-type="float">
            <text:p>140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1.03" calcext:value-type="float">
            <text:p>141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00.64" calcext:value-type="float">
            <text:p>30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77" calcext:value-type="float">
            <text:p>294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38.26" calcext:value-type="float">
            <text:p>18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4.61" calcext:value-type="float">
            <text:p>14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49" calcext:value-type="float">
            <text:p>13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4" calcext:value-type="float">
            <text:p>138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65" calcext:value-type="float">
            <text:p>14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2.82" calcext:value-type="float">
            <text:p>302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8.96" calcext:value-type="float">
            <text:p>298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45.46" calcext:value-type="float">
            <text:p>154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59" calcext:value-type="float">
            <text:p>13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1" calcext:value-type="float">
            <text:p>13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74" calcext:value-type="float">
            <text:p>133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23" calcext:value-type="float">
            <text:p>1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20.78" calcext:value-type="float">
            <text:p>32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46" calcext:value-type="float">
            <text:p>22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31.49" calcext:value-type="float">
            <text:p>23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1.97" calcext:value-type="float">
            <text:p>330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2.95" calcext:value-type="float">
            <text:p>356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16.22" calcext:value-type="float">
            <text:p>361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9.56" calcext:value-type="float">
            <text:p>382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3.17" calcext:value-type="float">
            <text:p>11033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2.45" calcext:value-type="float">
            <text:p>1135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65.97" calcext:value-type="float">
            <text:p>1426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31.62" calcext:value-type="float">
            <text:p>39331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69.45" calcext:value-type="float">
            <text:p>916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52.96" calcext:value-type="float">
            <text:p>915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4.1" calcext:value-type="float">
            <text:p>926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52.22" calcext:value-type="float">
            <text:p>9252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14.29" calcext:value-type="float">
            <text:p>711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93.28" calcext:value-type="float">
            <text:p>709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89.4" calcext:value-type="float">
            <text:p>678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64.73" calcext:value-type="float">
            <text:p>6764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9.79" calcext:value-type="float">
            <text:p>3019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6.91" calcext:value-type="float">
            <text:p>318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8.45" calcext:value-type="float">
            <text:p>348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0.12" calcext:value-type="float">
            <text:p>365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5.31" calcext:value-type="float">
            <text:p>28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5.62" calcext:value-type="float">
            <text:p>293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1" calcext:value-type="float">
            <text:p>3089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8.71" calcext:value-type="float">
            <text:p>3148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6" calcext:value-type="float">
            <text:p>13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67" calcext:value-type="float">
            <text:p>13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0.46" calcext:value-type="float">
            <text:p>140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25" calcext:value-type="float">
            <text:p>141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67" calcext:value-type="float">
            <text:p>29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29" calcext:value-type="float">
            <text:p>182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46" calcext:value-type="float">
            <text:p>143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97" calcext:value-type="float">
            <text:p>139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9.76" calcext:value-type="float">
            <text:p>13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58" calcext:value-type="float">
            <text:p>14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9.47" calcext:value-type="float">
            <text:p>29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46" calcext:value-type="float">
            <text:p>29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14" calcext:value-type="float">
            <text:p>1524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89" calcext:value-type="float">
            <text:p>134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3" calcext:value-type="float">
            <text:p>13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87" calcext:value-type="float">
            <text:p>13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" calcext:value-type="float">
            <text:p>13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7" calcext:value-type="float">
            <text:p>17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89" calcext:value-type="float">
            <text:p>17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7" calcext:value-type="float">
            <text:p>227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32.77" calcext:value-type="float">
            <text:p>333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54.95" calcext:value-type="float">
            <text:p>3554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20.42" calcext:value-type="float">
            <text:p>362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49.26" calcext:value-type="float">
            <text:p>3849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146.43" calcext:value-type="float">
            <text:p>1114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433.29" calcext:value-type="float">
            <text:p>1143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452.51" calcext:value-type="float">
            <text:p>14452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97.18" calcext:value-type="float">
            <text:p>388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3.68" calcext:value-type="float">
            <text:p>919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13.38" calcext:value-type="float">
            <text:p>921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3.71" calcext:value-type="float">
            <text:p>92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54.86" calcext:value-type="float">
            <text:p>69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8.02" calcext:value-type="float">
            <text:p>6968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0.73" calcext:value-type="float">
            <text:p>6660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36.43" calcext:value-type="float">
            <text:p>66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4.12" calcext:value-type="float">
            <text:p>3034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20.65" calcext:value-type="float">
            <text:p>3220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4.74" calcext:value-type="float">
            <text:p>3504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76.81" calcext:value-type="float">
            <text:p>367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73.97" calcext:value-type="float">
            <text:p>287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7.47" calcext:value-type="float">
            <text:p>293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1.16" calcext:value-type="float">
            <text:p>3101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6.61" calcext:value-type="float">
            <text:p>316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59.57" calcext:value-type="float">
            <text:p>159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2" calcext:value-type="float">
            <text:p>136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33" calcext:value-type="float">
            <text:p>139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67" calcext:value-type="float">
            <text:p>29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11" calcext:value-type="float">
            <text:p>29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7" calcext:value-type="float">
            <text:p>1807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5" calcext:value-type="float">
            <text:p>140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3" calcext:value-type="float">
            <text:p>13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72" calcext:value-type="float">
            <text:p>13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3" calcext:value-type="float">
            <text:p>137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89" calcext:value-type="float">
            <text:p>29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39" calcext:value-type="float">
            <text:p>291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92" calcext:value-type="float">
            <text:p>151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7" calcext:value-type="float">
            <text:p>141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06" calcext:value-type="float">
            <text:p>132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4" calcext:value-type="float">
            <text:p>133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1" calcext:value-type="float">
            <text:p>174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65" calcext:value-type="float">
            <text:p>17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07" calcext:value-type="float">
            <text:p>31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1" calcext:value-type="float">
            <text:p>227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2.71" calcext:value-type="float">
            <text:p>3272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4.46" calcext:value-type="float">
            <text:p>350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6" calcext:value-type="float">
            <text:p>3583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5.47" calcext:value-type="float">
            <text:p>378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30.72" calcext:value-type="float">
            <text:p>10930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5.97" calcext:value-type="float">
            <text:p>1132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46.8" calcext:value-type="float">
            <text:p>1414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80.7" calcext:value-type="float">
            <text:p>3868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53.72" calcext:value-type="float">
            <text:p>9053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61" calcext:value-type="float">
            <text:p>9063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66.83" calcext:value-type="float">
            <text:p>916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61.78" calcext:value-type="float">
            <text:p>916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8.34" calcext:value-type="float">
            <text:p>6998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3.64" calcext:value-type="float">
            <text:p>696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0.98" calcext:value-type="float">
            <text:p>668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68" calcext:value-type="float">
            <text:p>665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4.48" calcext:value-type="float">
            <text:p>2984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32" calcext:value-type="float">
            <text:p>316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9.67" calcext:value-type="float">
            <text:p>34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4.54" calcext:value-type="float">
            <text:p>361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19" calcext:value-type="float">
            <text:p>284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4.21" calcext:value-type="float">
            <text:p>2924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5.92" calcext:value-type="float">
            <text:p>308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9.04" calcext:value-type="float">
            <text:p>3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8" calcext:value-type="float">
            <text:p>13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52" calcext:value-type="float">
            <text:p>29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98" calcext:value-type="float">
            <text:p>28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5.44" calcext:value-type="float">
            <text:p>181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09" calcext:value-type="float">
            <text:p>137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26" calcext:value-type="float">
            <text:p>13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8" calcext:value-type="float">
            <text:p>134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49" calcext:value-type="float">
            <text:p>13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25" calcext:value-type="float">
            <text:p>136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22" calcext:value-type="float">
            <text:p>29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79" calcext:value-type="float">
            <text:p>288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4.84" calcext:value-type="float">
            <text:p>1514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54" calcext:value-type="float">
            <text:p>1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7" calcext:value-type="float">
            <text:p>13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94" calcext:value-type="float">
            <text:p>1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48" calcext:value-type="float">
            <text:p>17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1.85" calcext:value-type="float">
            <text:p>311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37" calcext:value-type="float">
            <text:p>114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85" calcext:value-type="float">
            <text:p>22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88" calcext:value-type="float">
            <text:p>22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8.8" calcext:value-type="float">
            <text:p>3288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73.62" calcext:value-type="float">
            <text:p>357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8" calcext:value-type="float">
            <text:p>3583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7.58" calcext:value-type="float">
            <text:p>3797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11.74" calcext:value-type="float">
            <text:p>11011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4.07" calcext:value-type="float">
            <text:p>11314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3.89" calcext:value-type="float">
            <text:p>14233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933.62" calcext:value-type="float">
            <text:p>3893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2" calcext:value-type="float">
            <text:p>9121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1.63" calcext:value-type="float">
            <text:p>9121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3.16" calcext:value-type="float">
            <text:p>9193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71.45" calcext:value-type="float">
            <text:p>917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3.67" calcext:value-type="float">
            <text:p>699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90.32" calcext:value-type="float">
            <text:p>699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4.8" calcext:value-type="float">
            <text:p>666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26" calcext:value-type="float">
            <text:p>665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8.29" calcext:value-type="float">
            <text:p>301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0.76" calcext:value-type="float">
            <text:p>320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4.54" calcext:value-type="float">
            <text:p>347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3.11" calcext:value-type="float">
            <text:p>36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86" calcext:value-type="float">
            <text:p>285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0.98" calcext:value-type="float">
            <text:p>29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77" calcext:value-type="float">
            <text:p>3090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3.25" calcext:value-type="float">
            <text:p>316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1" calcext:value-type="float">
            <text:p>13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8" calcext:value-type="float">
            <text:p>13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9" calcext:value-type="float">
            <text:p>29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0.28" calcext:value-type="float">
            <text:p>1810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36" calcext:value-type="float">
            <text:p>13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69" calcext:value-type="float">
            <text:p>135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48" calcext:value-type="float">
            <text:p>13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5.89" calcext:value-type="float">
            <text:p>295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2" calcext:value-type="float">
            <text:p>1520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8" calcext:value-type="float">
            <text:p>14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12" calcext:value-type="float">
            <text:p>13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69" calcext:value-type="float">
            <text:p>131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51" calcext:value-type="float">
            <text:p>176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8.23" calcext:value-type="float">
            <text:p>17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68" calcext:value-type="float">
            <text:p>31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57" calcext:value-type="float">
            <text:p>11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5.8" calcext:value-type="float">
            <text:p>3255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78.84" calcext:value-type="float">
            <text:p>347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38.47" calcext:value-type="float">
            <text:p>3538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55.31" calcext:value-type="float">
            <text:p>37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26.67" calcext:value-type="float">
            <text:p>1082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80.32" calcext:value-type="float">
            <text:p>1118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52.92" calcext:value-type="float">
            <text:p>14052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072.28" calcext:value-type="float">
            <text:p>3807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8984.87" calcext:value-type="float">
            <text:p>898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8977.91" calcext:value-type="float">
            <text:p>8977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43.91" calcext:value-type="float">
            <text:p>9043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57.82" calcext:value-type="float">
            <text:p>9057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25.63" calcext:value-type="float">
            <text:p>68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57.8" calcext:value-type="float">
            <text:p>685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26.31" calcext:value-type="float">
            <text:p>652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19.48" calcext:value-type="float">
            <text:p>6519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3.8" calcext:value-type="float">
            <text:p>298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3.05" calcext:value-type="float">
            <text:p>3163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3.3" calcext:value-type="float">
            <text:p>345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7.97" calcext:value-type="float">
            <text:p>360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2.57" calcext:value-type="float">
            <text:p>283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7.21" calcext:value-type="float">
            <text:p>288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2.49" calcext:value-type="float">
            <text:p>3052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2.83" calcext:value-type="float">
            <text:p>311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84" calcext:value-type="float">
            <text:p>135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58" calcext:value-type="float">
            <text:p>13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67" calcext:value-type="float">
            <text:p>13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29" calcext:value-type="float">
            <text:p>29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03" calcext:value-type="float">
            <text:p>288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8" calcext:value-type="float">
            <text:p>180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68" calcext:value-type="float">
            <text:p>140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74" calcext:value-type="float">
            <text:p>1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8" calcext:value-type="float">
            <text:p>13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39" calcext:value-type="float">
            <text:p>13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38" calcext:value-type="float">
            <text:p>137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72" calcext:value-type="float">
            <text:p>294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8" calcext:value-type="float">
            <text:p>29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" calcext:value-type="float">
            <text:p>1520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7" calcext:value-type="float">
            <text:p>14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1" calcext:value-type="float">
            <text:p>134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5" calcext:value-type="float">
            <text:p>13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78" calcext:value-type="float">
            <text:p>17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88" calcext:value-type="float">
            <text:p>17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23" calcext:value-type="float">
            <text:p>229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11" calcext:value-type="float">
            <text:p>228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60.42" calcext:value-type="float">
            <text:p>326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6.35" calcext:value-type="float">
            <text:p>3506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1.47" calcext:value-type="float">
            <text:p>357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9.61" calcext:value-type="float">
            <text:p>378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51.43" calcext:value-type="float">
            <text:p>1095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6.61" calcext:value-type="float">
            <text:p>1128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5.15" calcext:value-type="float">
            <text:p>1423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27.1" calcext:value-type="float">
            <text:p>3852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75.15" calcext:value-type="float">
            <text:p>90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8.52" calcext:value-type="float">
            <text:p>907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1.11" calcext:value-type="float">
            <text:p>915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3.11" calcext:value-type="float">
            <text:p>91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10.47" calcext:value-type="float">
            <text:p>6910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10.54" calcext:value-type="float">
            <text:p>6910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9.83" calcext:value-type="float">
            <text:p>656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92" calcext:value-type="float">
            <text:p>299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8.66" calcext:value-type="float">
            <text:p>3178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8.26" calcext:value-type="float">
            <text:p>347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4.64" calcext:value-type="float">
            <text:p>3634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2.16" calcext:value-type="float">
            <text:p>285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3.12" calcext:value-type="float">
            <text:p>291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.43" calcext:value-type="float">
            <text:p>3064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7.25" calcext:value-type="float">
            <text:p>31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42" calcext:value-type="float">
            <text:p>138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99" calcext:value-type="float">
            <text:p>29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07" calcext:value-type="float">
            <text:p>29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86" calcext:value-type="float">
            <text:p>1812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87" calcext:value-type="float">
            <text:p>139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83" calcext:value-type="float">
            <text:p>138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95" calcext:value-type="float">
            <text:p>136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85" calcext:value-type="float">
            <text:p>29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3.81" calcext:value-type="float">
            <text:p>1523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55" calcext:value-type="float">
            <text:p>139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6" calcext:value-type="float">
            <text:p>13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61" calcext:value-type="float">
            <text:p>131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61" calcext:value-type="float">
            <text:p>177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6" calcext:value-type="float">
            <text:p>17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08" calcext:value-type="float">
            <text:p>316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09" calcext:value-type="float">
            <text:p>11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9" calcext:value-type="float">
            <text:p>22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1.56" calcext:value-type="float">
            <text:p>328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6.18" calcext:value-type="float">
            <text:p>3516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76" calcext:value-type="float">
            <text:p>355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5.67" calcext:value-type="float">
            <text:p>3795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5.32" calcext:value-type="float">
            <text:p>1102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37.23" calcext:value-type="float">
            <text:p>113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7.6" calcext:value-type="float">
            <text:p>14237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29.43" calcext:value-type="float">
            <text:p>391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2.11" calcext:value-type="float">
            <text:p>9192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0.6" calcext:value-type="float">
            <text:p>917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21.55" calcext:value-type="float">
            <text:p>922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4.18" calcext:value-type="float">
            <text:p>9214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28.84" calcext:value-type="float">
            <text:p>702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19.83" calcext:value-type="float">
            <text:p>701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07.23" calcext:value-type="float">
            <text:p>670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00.12" calcext:value-type="float">
            <text:p>670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97" calcext:value-type="float">
            <text:p>2998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08" calcext:value-type="float">
            <text:p>3188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0.07" calcext:value-type="float">
            <text:p>347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3.88" calcext:value-type="float">
            <text:p>3633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07" calcext:value-type="float">
            <text:p>285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9.46" calcext:value-type="float">
            <text:p>291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46" calcext:value-type="float">
            <text:p>308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1" calcext:value-type="float">
            <text:p>315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21" calcext:value-type="float">
            <text:p>138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13" calcext:value-type="float">
            <text:p>13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5" calcext:value-type="float">
            <text:p>137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69" calcext:value-type="float">
            <text:p>13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52" calcext:value-type="float">
            <text:p>29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58" calcext:value-type="float">
            <text:p>291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16" calcext:value-type="float">
            <text:p>1806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07" calcext:value-type="float">
            <text:p>13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5" calcext:value-type="float">
            <text:p>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4" calcext:value-type="float">
            <text:p>1515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65" calcext:value-type="float">
            <text:p>134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23" calcext:value-type="float">
            <text:p>13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67" calcext:value-type="float">
            <text:p>13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1" calcext:value-type="float">
            <text:p>17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62" calcext:value-type="float">
            <text:p>31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2" calcext:value-type="float">
            <text:p>112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75" calcext:value-type="float">
            <text:p>328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3.12" calcext:value-type="float">
            <text:p>350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64.76" calcext:value-type="float">
            <text:p>3564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7.06" calcext:value-type="float">
            <text:p>3787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7.69" calcext:value-type="float">
            <text:p>1098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99.5" calcext:value-type="float">
            <text:p>1129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16.52" calcext:value-type="float">
            <text:p>142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5.21" calcext:value-type="float">
            <text:p>3908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5" calcext:value-type="float">
            <text:p>912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7.72" calcext:value-type="float">
            <text:p>91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4.23" calcext:value-type="float">
            <text:p>919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7.52" calcext:value-type="float">
            <text:p>921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03.94" calcext:value-type="float">
            <text:p>710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1.37" calcext:value-type="float">
            <text:p>705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0.38" calcext:value-type="float">
            <text:p>675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43.14" calcext:value-type="float">
            <text:p>674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0.95" calcext:value-type="float">
            <text:p>299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2.99" calcext:value-type="float">
            <text:p>31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6" calcext:value-type="float">
            <text:p>346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5.88" calcext:value-type="float">
            <text:p>362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6.78" calcext:value-type="float">
            <text:p>284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3.73" calcext:value-type="float">
            <text:p>2923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1.81" calcext:value-type="float">
            <text:p>308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9.73" calcext:value-type="float">
            <text:p>3129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05" calcext:value-type="float">
            <text:p>139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37" calcext:value-type="float">
            <text:p>138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54" calcext:value-type="float">
            <text:p>293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36" calcext:value-type="float">
            <text:p>28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798.99" calcext:value-type="float">
            <text:p>1798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6" calcext:value-type="float">
            <text:p>141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44" calcext:value-type="float">
            <text:p>13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43" calcext:value-type="float">
            <text:p>137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71" calcext:value-type="float">
            <text:p>296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0.19" calcext:value-type="float">
            <text:p>151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4" calcext:value-type="float">
            <text:p>14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76" calcext:value-type="float">
            <text:p>133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1" calcext:value-type="float">
            <text:p>13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67" calcext:value-type="float">
            <text:p>13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29" calcext:value-type="float">
            <text:p>17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19" calcext:value-type="float">
            <text:p>318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6" calcext:value-type="float">
            <text:p>11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7.72" calcext:value-type="float">
            <text:p>329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6.4" calcext:value-type="float">
            <text:p>3526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2.88" calcext:value-type="float">
            <text:p>3592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6.67" calcext:value-type="float">
            <text:p>380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5.79" calcext:value-type="float">
            <text:p>11035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2.78" calcext:value-type="float">
            <text:p>1132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42.45" calcext:value-type="float">
            <text:p>1424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0.17" calcext:value-type="float">
            <text:p>3908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29" calcext:value-type="float">
            <text:p>92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14.98" calcext:value-type="float">
            <text:p>9214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90.35" calcext:value-type="float">
            <text:p>9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4.04" calcext:value-type="float">
            <text:p>9264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9.08" calcext:value-type="float">
            <text:p>7069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45.44" calcext:value-type="float">
            <text:p>704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05" calcext:value-type="float">
            <text:p>6747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5.27" calcext:value-type="float">
            <text:p>6735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2.9" calcext:value-type="float">
            <text:p>3032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9.4" calcext:value-type="float">
            <text:p>321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5.31" calcext:value-type="float">
            <text:p>351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6.36" calcext:value-type="float">
            <text:p>366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6.36" calcext:value-type="float">
            <text:p>285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1.73" calcext:value-type="float">
            <text:p>2921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6.97" calcext:value-type="float">
            <text:p>3086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9.15" calcext:value-type="float">
            <text:p>314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52" calcext:value-type="float">
            <text:p>13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27" calcext:value-type="float">
            <text:p>13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41" calcext:value-type="float">
            <text:p>13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5" calcext:value-type="float">
            <text:p>29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99" calcext:value-type="float">
            <text:p>289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3.52" calcext:value-type="float">
            <text:p>18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37" calcext:value-type="float">
            <text:p>143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14" calcext:value-type="float">
            <text:p>139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3" calcext:value-type="float">
            <text:p>13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49" calcext:value-type="float">
            <text:p>1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03" calcext:value-type="float">
            <text:p>29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1.89" calcext:value-type="float">
            <text:p>1521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83" calcext:value-type="float">
            <text:p>1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24" calcext:value-type="float">
            <text:p>13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6" calcext:value-type="float">
            <text:p>136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44" calcext:value-type="float">
            <text:p>13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52" calcext:value-type="float">
            <text:p>17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35" calcext:value-type="float">
            <text:p>175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4" calcext:value-type="float">
            <text:p>31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71" calcext:value-type="float">
            <text:p>115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04" calcext:value-type="float">
            <text:p>228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4.26" calcext:value-type="float">
            <text:p>328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1.9" calcext:value-type="float">
            <text:p>351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42.79" calcext:value-type="float">
            <text:p>3542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61.36" calcext:value-type="float">
            <text:p>3761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75.07" calcext:value-type="float">
            <text:p>10875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50.76" calcext:value-type="float">
            <text:p>1115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81.47" calcext:value-type="float">
            <text:p>1408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226.8" calcext:value-type="float">
            <text:p>3822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24.81" calcext:value-type="float">
            <text:p>9024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40.64" calcext:value-type="float">
            <text:p>90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93.21" calcext:value-type="float">
            <text:p>9093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77.23" calcext:value-type="float">
            <text:p>90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98" calcext:value-type="float">
            <text:p>6931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37.74" calcext:value-type="float">
            <text:p>69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2.83" calcext:value-type="float">
            <text:p>66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2.36" calcext:value-type="float">
            <text:p>6642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46" calcext:value-type="float">
            <text:p>299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5.45" calcext:value-type="float">
            <text:p>3165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29.54" calcext:value-type="float">
            <text:p>3429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2.07" calcext:value-type="float">
            <text:p>3602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7.72" calcext:value-type="float">
            <text:p>28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3.34" calcext:value-type="float">
            <text:p>2893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6.37" calcext:value-type="float">
            <text:p>311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9" calcext:value-type="float">
            <text:p>1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24" calcext:value-type="float">
            <text:p>139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1" calcext:value-type="float">
            <text:p>13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18" calcext:value-type="float">
            <text:p>293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17" calcext:value-type="float">
            <text:p>29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88" calcext:value-type="float">
            <text:p>180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03" calcext:value-type="float">
            <text:p>139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38" calcext:value-type="float">
            <text:p>138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8" calcext:value-type="float">
            <text:p>1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84" calcext:value-type="float">
            <text:p>136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58" calcext:value-type="float">
            <text:p>29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3.71" calcext:value-type="float">
            <text:p>15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1" calcext:value-type="float">
            <text:p>13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6" calcext:value-type="float">
            <text:p>13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65" calcext:value-type="float">
            <text:p>176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45" calcext:value-type="float">
            <text:p>17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55" calcext:value-type="float">
            <text:p>31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64" calcext:value-type="float">
            <text:p>32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3.59" calcext:value-type="float">
            <text:p>3513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6.49" calcext:value-type="float">
            <text:p>3576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78" calcext:value-type="float">
            <text:p>381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8.14" calcext:value-type="float">
            <text:p>11288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99.27" calcext:value-type="float">
            <text:p>1419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66.04" calcext:value-type="float">
            <text:p>3886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33.93" calcext:value-type="float">
            <text:p>9133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31.97" calcext:value-type="float">
            <text:p>913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07.3" calcext:value-type="float">
            <text:p>920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02.45" calcext:value-type="float">
            <text:p>920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33.8" calcext:value-type="float">
            <text:p>70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20.15" calcext:value-type="float">
            <text:p>7020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33" calcext:value-type="float">
            <text:p>6738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7.51" calcext:value-type="float">
            <text:p>671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5.25" calcext:value-type="float">
            <text:p>300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9.35" calcext:value-type="float">
            <text:p>317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2.99" calcext:value-type="float">
            <text:p>34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75" calcext:value-type="float">
            <text:p>3620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0.07" calcext:value-type="float">
            <text:p>285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0.79" calcext:value-type="float">
            <text:p>2920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2.46" calcext:value-type="float">
            <text:p>3082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6.37" calcext:value-type="float">
            <text:p>314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43" calcext:value-type="float">
            <text:p>1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7" calcext:value-type="float">
            <text:p>13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6" calcext:value-type="float">
            <text:p>138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5" calcext:value-type="float">
            <text:p>13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29" calcext:value-type="float">
            <text:p>28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35" calcext:value-type="float">
            <text:p>181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6" calcext:value-type="float">
            <text:p>14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.32" calcext:value-type="float">
            <text:p>29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81" calcext:value-type="float">
            <text:p>28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08.81" calcext:value-type="float">
            <text:p>150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75" calcext:value-type="float">
            <text:p>131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3" calcext:value-type="float">
            <text:p>13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02" calcext:value-type="float">
            <text:p>17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7" calcext:value-type="float">
            <text:p>17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91" calcext:value-type="float">
            <text:p>314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08" calcext:value-type="float">
            <text:p>111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1.82" calcext:value-type="float">
            <text:p>3291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24" calcext:value-type="float">
            <text:p>351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5.29" calcext:value-type="float">
            <text:p>355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6.6" calcext:value-type="float">
            <text:p>377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7.33" calcext:value-type="float">
            <text:p>1094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50.19" calcext:value-type="float">
            <text:p>1125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71.05" calcext:value-type="float">
            <text:p>1417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04.79" calcext:value-type="float">
            <text:p>38404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49" calcext:value-type="float">
            <text:p>909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5.15" calcext:value-type="float">
            <text:p>910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43.55" calcext:value-type="float">
            <text:p>9143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2.68" calcext:value-type="float">
            <text:p>914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44.35" calcext:value-type="float">
            <text:p>6944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8.72" calcext:value-type="float">
            <text:p>694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7.45" calcext:value-type="float">
            <text:p>664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26.78" calcext:value-type="float">
            <text:p>662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88" calcext:value-type="float">
            <text:p>301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1.97" calcext:value-type="float">
            <text:p>317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59" calcext:value-type="float">
            <text:p>3466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0.21" calcext:value-type="float">
            <text:p>3630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3.77" calcext:value-type="float">
            <text:p>2823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9.72" calcext:value-type="float">
            <text:p>2889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49.69" calcext:value-type="float">
            <text:p>304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04.05" calcext:value-type="float">
            <text:p>3104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31" calcext:value-type="float">
            <text:p>13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23" calcext:value-type="float">
            <text:p>13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3" calcext:value-type="float">
            <text:p>13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32" calcext:value-type="float">
            <text:p>139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39" calcext:value-type="float">
            <text:p>297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29" calcext:value-type="float">
            <text:p>29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78" calcext:value-type="float">
            <text:p>180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5" calcext:value-type="float">
            <text:p>14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98" calcext:value-type="float">
            <text:p>135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87" calcext:value-type="float">
            <text:p>138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59" calcext:value-type="float">
            <text:p>29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81" calcext:value-type="float">
            <text:p>29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37" calcext:value-type="float">
            <text:p>151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76" calcext:value-type="float">
            <text:p>175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96" calcext:value-type="float">
            <text:p>17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5" calcext:value-type="float">
            <text:p>31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7" calcext:value-type="float">
            <text:p>11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98" calcext:value-type="float">
            <text:p>22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99" calcext:value-type="float">
            <text:p>22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9.61" calcext:value-type="float">
            <text:p>325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68" calcext:value-type="float">
            <text:p>351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2.53" calcext:value-type="float">
            <text:p>3572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7.08" calcext:value-type="float">
            <text:p>377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97.68" calcext:value-type="float">
            <text:p>1089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26.1" calcext:value-type="float">
            <text:p>11226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72.19" calcext:value-type="float">
            <text:p>14072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308.1" calcext:value-type="float">
            <text:p>38308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10.98" calcext:value-type="float">
            <text:p>901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38.89" calcext:value-type="float">
            <text:p>90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0.91" calcext:value-type="float">
            <text:p>9080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01.22" calcext:value-type="float">
            <text:p>9101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77.14" calcext:value-type="float">
            <text:p>6877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53" calcext:value-type="float">
            <text:p>6887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59.47" calcext:value-type="float">
            <text:p>655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5.13" calcext:value-type="float">
            <text:p>656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74.94" calcext:value-type="float">
            <text:p>29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48" calcext:value-type="float">
            <text:p>316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65" calcext:value-type="float">
            <text:p>345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01" calcext:value-type="float">
            <text:p>36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5.29" calcext:value-type="float">
            <text:p>2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6.17" calcext:value-type="float">
            <text:p>2896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3.97" calcext:value-type="float">
            <text:p>305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4.19" calcext:value-type="float">
            <text:p>3114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32" calcext:value-type="float">
            <text:p>13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9" calcext:value-type="float">
            <text:p>134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16" calcext:value-type="float">
            <text:p>13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2" calcext:value-type="float">
            <text:p>137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01" calcext:value-type="float">
            <text:p>29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84" calcext:value-type="float">
            <text:p>289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74" calcext:value-type="float">
            <text:p>180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5.53" calcext:value-type="float">
            <text:p>135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52" calcext:value-type="float">
            <text:p>13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82" calcext:value-type="float">
            <text:p>135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38" calcext:value-type="float">
            <text:p>29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9" calcext:value-type="float">
            <text:p>289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47" calcext:value-type="float">
            <text:p>151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7" calcext:value-type="float">
            <text:p>173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93" calcext:value-type="float">
            <text:p>315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81" calcext:value-type="float">
            <text:p>11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</table:table>
      <table:named-expressions/>
      <table:database-ranges>
        <table:database-range table:name="__Anonymous_Sheet_DB__0" table:target-range-address="Summary.A2:Summary.D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old_processing_20runs.A1:old_processing_20runs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0:40:19.82791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29:47.940729057</meta:creation-date>
    <dc:date>2019-12-10T22:38:20.894530077</dc:date>
    <meta:editing-duration>P1DT13H6M1S</meta:editing-duration>
    <meta:editing-cycles>9</meta:editing-cycles>
    <meta:generator>LibreOffice/6.0.7.3$Linux_X86_64 LibreOffice_project/00m0$Build-3</meta:generator>
    <meta:document-statistic meta:table-count="3" meta:cell-count="15047" meta:object-count="0"/>
  </office:meta>
</office:document-meta>
</file>